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04cm" fo:margin-left="0.988cm" fo:break-before="auto" fo:break-after="auto" table:align="left" fo:keep-with-next="auto" style:may-break-between-rows="true" table:border-model="collapsing"/>
    </style:style>
    <style:style style:name="Tableau1.A" style:family="table-column">
      <style:table-column-properties style:column-width="1.411cm"/>
    </style:style>
    <style:style style:name="Tableau1.B" style:family="table-column">
      <style:table-column-properties style:column-width="3.822cm"/>
    </style:style>
    <style:style style:name="Tableau1.C" style:family="table-column">
      <style:table-column-properties style:column-width="1.528cm"/>
    </style:style>
    <style:style style:name="Tableau1.D" style:family="table-column">
      <style:table-column-properties style:column-width="4.352cm"/>
    </style:style>
    <style:style style:name="Tableau1.E" style:family="table-column">
      <style:table-column-properties style:column-width="1.499cm"/>
    </style:style>
    <style:style style:name="Tableau1.F" style:family="table-column">
      <style:table-column-properties style:column-width="3.792cm"/>
    </style:style>
    <style:style style:name="Tableau1.1" style:family="table-row">
      <style:table-row-properties fo:keep-together="auto"/>
    </style:style>
    <style:style style:name="Tableau1.A1" style:family="table-cell">
      <style:table-cell-properties fo:background-color="#ccff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ffcc99"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ff8080" fo:padding="0.097cm" fo:border-left="0.5pt solid #000000" fo:border-right="none" fo:border-top="0.5pt solid #000000" fo:border-bottom="0.5pt solid #000000" style:writing-mode="page">
        <style:background-image/>
      </style:table-cell-properties>
    </style:style>
    <style:style style:name="Tableau1.F1" style:family="table-cell">
      <style:table-cell-properties style:vertical-align="middle" fo:background-color="transparent" fo:padding="0.097cm" fo:border="0.5pt solid #000000" style:writing-mode="page">
        <style:background-image/>
      </style:table-cell-properties>
    </style:style>
    <style:style style:name="Tableau3" style:family="table">
      <style:table-properties style:width="16.307cm" fo:margin-left="0.771cm" fo:break-before="auto" fo:break-after="auto" table:align="left" fo:keep-with-next="auto" style:may-break-between-rows="true" table:border-model="collapsing"/>
    </style:style>
    <style:style style:name="Tableau3.A" style:family="table-column">
      <style:table-column-properties style:column-width="2.91cm"/>
    </style:style>
    <style:style style:name="Tableau3.B" style:family="table-column">
      <style:table-column-properties style:column-width="1.685cm"/>
    </style:style>
    <style:style style:name="Tableau3.C" style:family="table-column">
      <style:table-column-properties style:column-width="1.803cm"/>
    </style:style>
    <style:style style:name="Tableau3.D" style:family="table-column">
      <style:table-column-properties style:column-width="1.901cm"/>
    </style:style>
    <style:style style:name="Tableau3.E" style:family="table-column">
      <style:table-column-properties style:column-width="2.092cm"/>
    </style:style>
    <style:style style:name="Tableau3.F" style:family="table-column">
      <style:table-column-properties style:column-width="1.515cm"/>
    </style:style>
    <style:style style:name="Tableau3.G" style:family="table-column">
      <style:table-column-properties style:column-width="4.401cm"/>
    </style:style>
    <style:style style:name="Tableau3.1" style:family="table-row">
      <style:table-row-properties fo:keep-together="auto"/>
    </style:style>
    <style:style style:name="Tableau3.A1" style:family="table-cell">
      <style:table-cell-properties style:vertical-align="middle" fo:background-color="#66ccff" fo:padding="0.097cm" fo:border="0.5pt solid #000000" style:writing-mode="page">
        <style:background-image/>
      </style:table-cell-properties>
    </style:style>
    <style:style style:name="Tableau3.A2" style:family="table-cell">
      <style:table-cell-properties style:vertical-align="middle" fo:background-color="#cccc99" fo:padding="0.097cm" fo:border-left="0.5pt solid #000000" fo:border-right="none" fo:border-top="none" fo:border-bottom="0.5pt solid #000000" style:writing-mode="page">
        <style:background-image/>
      </style:table-cell-properties>
    </style:style>
    <style:style style:name="Tableau3.B2" style:family="table-cell">
      <style:table-cell-properties style:vertical-align="middle" fo:background-color="#ffffcc" fo:padding="0.097cm" fo:border-left="0.5pt solid #000000" fo:border-right="none" fo:border-top="none" fo:border-bottom="0.5pt solid #000000" style:writing-mode="page">
        <style:background-image/>
      </style:table-cell-properties>
    </style:style>
    <style:style style:name="Tableau3.D2" style:family="table-cell">
      <style:table-cell-properties style:vertical-align="middle" fo:background-color="#ffcc99" fo:padding="0.097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ccffcc" fo:padding="0.097cm" fo:border-left="0.5pt solid #000000" fo:border-right="0.5pt solid #000000" fo:border-top="none" fo:border-bottom="0.5pt solid #000000" style:writing-mode="page">
        <style:background-image/>
      </style:table-cell-properties>
    </style:style>
    <style:style style:name="Tableau3.F3" style:family="table-cell">
      <style:table-cell-properties style:vertical-align="middle" fo:background-color="#ccffcc" fo:padding="0.097cm" fo:border-left="0.5pt solid #000000" fo:border-right="none" fo:border-top="none" fo:border-bottom="0.5pt solid #000000" style:writing-mode="page">
        <style:background-image/>
      </style:table-cell-properties>
    </style:style>
    <style:style style:name="Tableau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5"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Tableau3.D5" style:family="table-cell">
      <style:table-cell-properties fo:background-color="#ffcc99" fo:padding="0.097cm" fo:border-left="0.5pt solid #000000" fo:border-right="none" fo:border-top="none" fo:border-bottom="0.5pt solid #000000" style:writing-mode="page">
        <style:background-image/>
      </style:table-cell-properties>
    </style:style>
    <style:style style:name="Tableau3.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6"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Tableau3.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E6" style:family="table-cell">
      <style:table-cell-properties fo:background-color="#ffcc99" fo:padding="0.097cm" fo:border-left="0.5pt solid #000000" fo:border-right="none" fo:border-top="none" fo:border-bottom="0.5pt solid #000000" style:writing-mode="page">
        <style:background-image/>
      </style:table-cell-properties>
    </style:style>
    <style:style style:name="Tableau3.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 style:family="table">
      <style:table-properties style:width="16.307cm" fo:margin-left="0.771cm" fo:break-before="auto" fo:break-after="auto" table:align="left" fo:keep-with-next="auto" style:may-break-between-rows="true" table:border-model="collapsing"/>
    </style:style>
    <style:style style:name="FrontEnd.A" style:family="table-column">
      <style:table-column-properties style:column-width="2.91cm"/>
    </style:style>
    <style:style style:name="FrontEnd.B" style:family="table-column">
      <style:table-column-properties style:column-width="1.685cm"/>
    </style:style>
    <style:style style:name="FrontEnd.C" style:family="table-column">
      <style:table-column-properties style:column-width="1.803cm"/>
    </style:style>
    <style:style style:name="FrontEnd.D" style:family="table-column">
      <style:table-column-properties style:column-width="1.901cm"/>
    </style:style>
    <style:style style:name="FrontEnd.E" style:family="table-column">
      <style:table-column-properties style:column-width="2.092cm"/>
    </style:style>
    <style:style style:name="FrontEnd.F" style:family="table-column">
      <style:table-column-properties style:column-width="1.515cm"/>
    </style:style>
    <style:style style:name="FrontEnd.G" style:family="table-column">
      <style:table-column-properties style:column-width="4.401cm"/>
    </style:style>
    <style:style style:name="FrontEnd.1" style:family="table-row">
      <style:table-row-properties fo:keep-together="auto"/>
    </style:style>
    <style:style style:name="FrontEnd.A1" style:family="table-cell">
      <style:table-cell-properties style:vertical-align="middle" fo:background-color="#99cc99" fo:padding="0.097cm" fo:border-left="0.5pt solid #000000" fo:border-right="none" fo:border-top="0.5pt solid #000000" fo:border-bottom="0.5pt solid #000000" style:writing-mode="page">
        <style:background-image/>
      </style:table-cell-properties>
    </style:style>
    <style:style style:name="FrontEnd.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FrontEnd.B2" style:family="table-cell">
      <style:table-cell-properties style:vertical-align="middle" fo:background-color="#ffffcc" fo:padding="0.097cm" fo:border-left="0.5pt solid #000000" fo:border-right="none" fo:border-top="none" fo:border-bottom="0.5pt solid #000000" style:writing-mode="page">
        <style:background-image/>
      </style:table-cell-properties>
    </style:style>
    <style:style style:name="FrontEnd.D2" style:family="table-cell">
      <style:table-cell-properties style:vertical-align="middle" fo:background-color="#ffcc99" fo:padding="0.097cm" fo:border-left="0.5pt solid #000000" fo:border-right="none" fo:border-top="none" fo:border-bottom="0.5pt solid #000000" style:writing-mode="page">
        <style:background-image/>
      </style:table-cell-properties>
    </style:style>
    <style:style style:name="FrontEnd.F2" style:family="table-cell">
      <style:table-cell-properties style:vertical-align="middle" fo:background-color="#ccffcc" fo:padding="0.097cm" fo:border-left="0.5pt solid #000000" fo:border-right="0.5pt solid #000000" fo:border-top="none" fo:border-bottom="0.5pt solid #000000" style:writing-mode="page">
        <style:background-image/>
      </style:table-cell-properties>
    </style:style>
    <style:style style:name="FrontEnd.F3" style:family="table-cell">
      <style:table-cell-properties style:vertical-align="middle" fo:background-color="#ccffcc" fo:padding="0.097cm" fo:border-left="0.5pt solid #000000" fo:border-right="none" fo:border-top="none" fo:border-bottom="0.5pt solid #000000" style:writing-mode="page">
        <style:background-image/>
      </style:table-cell-properties>
    </style:style>
    <style:style style:name="FrontEnd.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6"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FrontEnd.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D6"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FrontEnd.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7" style:family="table-cell">
      <style:table-cell-properties style:vertical-align="middle" fo:background-color="#ff9900" fo:padding="0.097cm" fo:border-left="0.5pt solid #000000" fo:border-right="none" fo:border-top="none" fo:border-bottom="0.5pt solid #000000" style:writing-mode="page">
        <style:background-image/>
      </style:table-cell-properties>
    </style:style>
    <style:style style:name="FrontEnd.F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FrontEnd.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F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rontEnd.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F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rontEnd.G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6.307cm" fo:margin-left="0.771cm" fo:break-before="auto" fo:break-after="auto" table:align="left" fo:keep-with-next="auto" style:may-break-between-rows="true" table:border-model="collapsing"/>
    </style:style>
    <style:style style:name="Tableau2.A" style:family="table-column">
      <style:table-column-properties style:column-width="2.91cm"/>
    </style:style>
    <style:style style:name="Tableau2.B" style:family="table-column">
      <style:table-column-properties style:column-width="1.685cm"/>
    </style:style>
    <style:style style:name="Tableau2.C" style:family="table-column">
      <style:table-column-properties style:column-width="1.803cm"/>
    </style:style>
    <style:style style:name="Tableau2.D" style:family="table-column">
      <style:table-column-properties style:column-width="1.901cm"/>
    </style:style>
    <style:style style:name="Tableau2.E" style:family="table-column">
      <style:table-column-properties style:column-width="2.092cm"/>
    </style:style>
    <style:style style:name="Tableau2.F" style:family="table-column">
      <style:table-column-properties style:column-width="1.515cm"/>
    </style:style>
    <style:style style:name="Tableau2.G" style:family="table-column">
      <style:table-column-properties style:column-width="4.401cm"/>
    </style:style>
    <style:style style:name="Tableau2.1" style:family="table-row">
      <style:table-row-properties fo:keep-together="auto"/>
    </style:style>
    <style:style style:name="Tableau2.A1" style:family="table-cell">
      <style:table-cell-properties style:vertical-align="middle" fo:background-color="#99cccc" fo:padding="0.097cm" fo:border="0.5pt solid #000000" style:writing-mode="page">
        <style:background-image/>
      </style:table-cell-properties>
    </style:style>
    <style:style style:name="Tableau2.A2" style:family="table-cell">
      <style:table-cell-properties style:vertical-align="middle" fo:background-color="#cccc99" fo:padding="0.097cm" fo:border-left="0.5pt solid #000000" fo:border-right="none" fo:border-top="none" fo:border-bottom="0.5pt solid #000000" style:writing-mode="page">
        <style:background-image/>
      </style:table-cell-properties>
    </style:style>
    <style:style style:name="Tableau2.B2" style:family="table-cell">
      <style:table-cell-properties style:vertical-align="middle" fo:background-color="#ffffcc" fo:padding="0.097cm" fo:border-left="0.5pt solid #000000" fo:border-right="none" fo:border-top="none" fo:border-bottom="0.5pt solid #000000" style:writing-mode="page">
        <style:background-image/>
      </style:table-cell-properties>
    </style:style>
    <style:style style:name="Tableau2.D2" style:family="table-cell">
      <style:table-cell-properties style:vertical-align="middle" fo:background-color="#ffcc99" fo:padding="0.097cm" fo:border-left="0.5pt solid #000000" fo:border-right="none" fo:border-top="none" fo:border-bottom="0.5pt solid #000000" style:writing-mode="page">
        <style:background-image/>
      </style:table-cell-properties>
    </style:style>
    <style:style style:name="Tableau2.F2" style:family="table-cell">
      <style:table-cell-properties style:vertical-align="middle" fo:background-color="#ccffcc" fo:padding="0.097cm" fo:border-left="0.5pt solid #000000" fo:border-right="0.5pt solid #000000" fo:border-top="none" fo:border-bottom="0.5pt solid #000000" style:writing-mode="page">
        <style:background-image/>
      </style:table-cell-properties>
    </style:style>
    <style:style style:name="Tableau2.F3" style:family="table-cell">
      <style:table-cell-properties style:vertical-align="middle" fo:background-color="#ccffcc" fo:padding="0.097cm" fo:border-left="0.5pt solid #000000" fo:border-right="none" fo:border-top="none" fo:border-bottom="0.5pt solid #000000" style:writing-mode="page">
        <style:background-image/>
      </style:table-cell-properties>
    </style:style>
    <style:style style:name="Tableau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G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Standard">
      <style:text-properties officeooo:rsid="00099594" officeooo:paragraph-rsid="00099594"/>
    </style:style>
    <style:style style:name="P3" style:family="paragraph" style:parent-style-name="Standard">
      <style:text-properties officeooo:rsid="00099594" officeooo:paragraph-rsid="000b0163"/>
    </style:style>
    <style:style style:name="P4" style:family="paragraph" style:parent-style-name="Standard">
      <style:text-properties officeooo:rsid="00099594" officeooo:paragraph-rsid="001ece4d"/>
    </style:style>
    <style:style style:name="P5" style:family="paragraph" style:parent-style-name="Standard">
      <loext:graphic-properties draw:fill="none"/>
      <style:paragraph-properties fo:background-color="transparent"/>
      <style:text-properties officeooo:rsid="00099594" officeooo:paragraph-rsid="001ece4d"/>
    </style:style>
    <style:style style:name="P6" style:family="paragraph" style:parent-style-name="Standard">
      <style:text-properties officeooo:rsid="00099594" officeooo:paragraph-rsid="002c6955"/>
    </style:style>
    <style:style style:name="P7" style:family="paragraph" style:parent-style-name="Standard">
      <style:text-properties officeooo:rsid="00099594" officeooo:paragraph-rsid="0031e4dc"/>
    </style:style>
    <style:style style:name="P8" style:family="paragraph" style:parent-style-name="Standard">
      <style:text-properties officeooo:rsid="0021b950" officeooo:paragraph-rsid="000b0163"/>
    </style:style>
    <style:style style:name="P9" style:family="paragraph" style:parent-style-name="Standard">
      <style:text-properties officeooo:rsid="0021b950" officeooo:paragraph-rsid="001ece4d"/>
    </style:style>
    <style:style style:name="P10" style:family="paragraph" style:parent-style-name="Standard">
      <style:text-properties officeooo:rsid="0021b950" officeooo:paragraph-rsid="002c6955"/>
    </style:style>
    <style:style style:name="P11" style:family="paragraph" style:parent-style-name="Standard">
      <style:text-properties officeooo:rsid="0021b950" officeooo:paragraph-rsid="0031e4dc"/>
    </style:style>
    <style:style style:name="P12"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099594" style:font-size-asian="13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4ace6" style:font-size-asian="13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62a1c" style:font-size-asian="13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officeooo:paragraph-rsid="00099594"/>
    </style:style>
    <style:style style:name="P16" style:family="paragraph" style:parent-style-name="Standard">
      <style:paragraph-properties fo:text-align="center" style:justify-single-word="false"/>
      <style:text-properties fo:font-size="14pt" officeooo:rsid="00099594" officeooo:paragraph-rsid="00099594" style:font-size-asian="14pt" style:font-size-complex="14pt"/>
    </style:style>
    <style:style style:name="P17" style:family="paragraph" style:parent-style-name="Standard">
      <style:text-properties fo:font-weight="bold" officeooo:rsid="00099594" officeooo:paragraph-rsid="00099594" style:font-weight-asian="bold" style:font-weight-complex="bold"/>
    </style:style>
    <style:style style:name="P18" style:family="paragraph" style:parent-style-name="Standard">
      <style:text-properties fo:font-weight="bold" officeooo:rsid="0021b950" officeooo:paragraph-rsid="000b0163" style:font-weight-asian="bold" style:font-weight-complex="bold"/>
    </style:style>
    <style:style style:name="P19" style:family="paragraph" style:parent-style-name="Standard">
      <style:text-properties fo:font-weight="bold" officeooo:rsid="0021b950" officeooo:paragraph-rsid="002c6955" style:font-weight-asian="bold" style:font-weight-complex="bold"/>
    </style:style>
    <style:style style:name="P20" style:family="paragraph" style:parent-style-name="Standard">
      <style:text-properties fo:font-weight="bold" officeooo:rsid="0021b950" officeooo:paragraph-rsid="0031e4dc" style:font-weight-asian="bold" style:font-weight-complex="bold"/>
    </style:style>
    <style:style style:name="P21" style:family="paragraph" style:parent-style-name="Standard">
      <style:text-properties fo:font-weight="bold" officeooo:rsid="002b58b9" officeooo:paragraph-rsid="000b0163" style:font-weight-asian="bold" style:font-weight-complex="bold"/>
    </style:style>
    <style:style style:name="P22" style:family="paragraph" style:parent-style-name="Standard">
      <style:text-properties fo:font-weight="bold" officeooo:rsid="002b58b9" officeooo:paragraph-rsid="002c6955" style:font-weight-asian="bold" style:font-weight-complex="bold"/>
    </style:style>
    <style:style style:name="P23" style:family="paragraph" style:parent-style-name="Standard">
      <style:text-properties fo:font-weight="bold" officeooo:rsid="002b58b9" officeooo:paragraph-rsid="0031e4dc" style:font-weight-asian="bold" style:font-weight-complex="bold"/>
    </style:style>
    <style:style style:name="P24" style:family="paragraph" style:parent-style-name="Standard">
      <style:text-properties fo:font-weight="bold" officeooo:rsid="0024585c" officeooo:paragraph-rsid="000b0163" style:font-weight-asian="bold" style:font-weight-complex="bold"/>
    </style:style>
    <style:style style:name="P25" style:family="paragraph" style:parent-style-name="Standard">
      <style:text-properties fo:font-weight="bold" officeooo:rsid="0024585c" officeooo:paragraph-rsid="002c6955" style:font-weight-asian="bold" style:font-weight-complex="bold"/>
    </style:style>
    <style:style style:name="P26" style:family="paragraph" style:parent-style-name="Standard">
      <style:text-properties fo:font-weight="bold" officeooo:rsid="0024585c" officeooo:paragraph-rsid="0031e4dc" style:font-weight-asian="bold" style:font-weight-complex="bold"/>
    </style:style>
    <style:style style:name="P27" style:family="paragraph" style:parent-style-name="Standard">
      <style:text-properties fo:font-weight="bold" officeooo:rsid="001ece4d" officeooo:paragraph-rsid="001ece4d" style:font-weight-asian="bold" style:font-weight-complex="bold"/>
    </style:style>
    <style:style style:name="P28" style:family="paragraph" style:parent-style-name="Standard">
      <style:text-properties fo:font-weight="bold" officeooo:rsid="001ece4d" officeooo:paragraph-rsid="002c6955" style:font-weight-asian="bold" style:font-weight-complex="bold"/>
    </style:style>
    <style:style style:name="P29" style:family="paragraph" style:parent-style-name="Standard">
      <style:text-properties fo:font-weight="bold" officeooo:rsid="001ece4d" officeooo:paragraph-rsid="0031e4dc" style:font-weight-asian="bold" style:font-weight-complex="bold"/>
    </style:style>
    <style:style style:name="P30" style:family="paragraph" style:parent-style-name="Standard">
      <style:text-properties fo:font-weight="bold" officeooo:rsid="001f1c15" officeooo:paragraph-rsid="001f1c15" style:font-weight-asian="bold" style:font-weight-complex="bold"/>
    </style:style>
    <style:style style:name="P31" style:family="paragraph" style:parent-style-name="Standard">
      <style:text-properties fo:font-weight="bold" officeooo:rsid="0022186e" officeooo:paragraph-rsid="0022186e" style:font-weight-asian="bold" style:font-weight-complex="bold"/>
    </style:style>
    <style:style style:name="P32" style:family="paragraph" style:parent-style-name="Standard">
      <style:text-properties fo:font-weight="bold" officeooo:rsid="00228eb2" officeooo:paragraph-rsid="00228eb2" style:font-weight-asian="bold" style:font-weight-complex="bold"/>
    </style:style>
    <style:style style:name="P33" style:family="paragraph" style:parent-style-name="Standard">
      <style:text-properties fo:font-weight="bold" officeooo:rsid="000b0163" officeooo:paragraph-rsid="000b0163" style:font-weight-asian="bold" style:font-weight-complex="bold"/>
    </style:style>
    <style:style style:name="P34" style:family="paragraph" style:parent-style-name="Standard">
      <style:text-properties officeooo:rsid="000b0163" officeooo:paragraph-rsid="000b0163"/>
    </style:style>
    <style:style style:name="P35" style:family="paragraph" style:parent-style-name="Standard">
      <style:text-properties officeooo:rsid="000b0163" officeooo:paragraph-rsid="002c6955"/>
    </style:style>
    <style:style style:name="P36" style:family="paragraph" style:parent-style-name="Standard">
      <style:text-properties officeooo:rsid="000b0163" officeooo:paragraph-rsid="0031e4dc"/>
    </style:style>
    <style:style style:name="P37" style:family="paragraph" style:parent-style-name="Standard">
      <style:text-properties officeooo:rsid="0044eef3" officeooo:paragraph-rsid="000b0163"/>
    </style:style>
    <style:style style:name="P38" style:family="paragraph" style:parent-style-name="Standard">
      <style:text-properties officeooo:rsid="004383d8" officeooo:paragraph-rsid="000b0163"/>
    </style:style>
    <style:style style:name="P39" style:family="paragraph" style:parent-style-name="Standard">
      <style:text-properties officeooo:rsid="004fe0e6" officeooo:paragraph-rsid="000b0163"/>
    </style:style>
    <style:style style:name="P40" style:family="paragraph" style:parent-style-name="Standard">
      <loext:graphic-properties draw:fill="none"/>
      <style:paragraph-properties fo:background-color="transparent"/>
      <style:text-properties officeooo:rsid="000f5982" officeooo:paragraph-rsid="000f5982"/>
    </style:style>
    <style:style style:name="P41" style:family="paragraph" style:parent-style-name="Standard">
      <loext:graphic-properties draw:fill="none"/>
      <style:paragraph-properties fo:background-color="transparent"/>
      <style:text-properties officeooo:rsid="000f5982" officeooo:paragraph-rsid="001ece4d"/>
    </style:style>
    <style:style style:name="P42" style:family="paragraph" style:parent-style-name="Standard">
      <loext:graphic-properties draw:fill="none"/>
      <style:paragraph-properties fo:background-color="transparent"/>
      <style:text-properties officeooo:rsid="000e6f63" officeooo:paragraph-rsid="001ece4d"/>
    </style:style>
    <style:style style:name="P43" style:family="paragraph" style:parent-style-name="Standard">
      <style:paragraph-properties fo:text-align="center" style:justify-single-word="false"/>
      <style:text-properties officeooo:rsid="00228eb2" officeooo:paragraph-rsid="00228eb2"/>
    </style:style>
    <style:style style:name="P44" style:family="paragraph" style:parent-style-name="Standard">
      <style:text-properties style:font-name="Tahoma1" officeooo:rsid="005e2d88" officeooo:paragraph-rsid="0022ea31"/>
    </style:style>
    <style:style style:name="P45" style:family="paragraph" style:parent-style-name="Standard">
      <style:text-properties style:font-name="Tahoma1" officeooo:rsid="0022ea31" officeooo:paragraph-rsid="0022ea31"/>
    </style:style>
    <style:style style:name="P46" style:family="paragraph" style:parent-style-name="Standard">
      <style:text-properties style:font-name="Tahoma1" officeooo:rsid="003c053f" officeooo:paragraph-rsid="003c053f"/>
    </style:style>
    <style:style style:name="P47" style:family="paragraph" style:parent-style-name="Standard">
      <style:text-properties officeooo:rsid="002c6955" officeooo:paragraph-rsid="002c6955"/>
    </style:style>
    <style:style style:name="P48" style:family="paragraph" style:parent-style-name="Standard">
      <style:text-properties fo:font-style="normal" officeooo:rsid="002a879c" officeooo:paragraph-rsid="002c8730" style:font-style-asian="normal" style:font-style-complex="normal"/>
    </style:style>
    <style:style style:name="P49" style:family="paragraph" style:parent-style-name="Standard">
      <style:paragraph-properties fo:text-align="center" style:justify-single-word="false"/>
      <style:text-properties fo:font-style="italic" fo:font-weight="bold" officeooo:rsid="0034ace6" officeooo:paragraph-rsid="0034ace6" style:font-style-asian="italic" style:font-weight-asian="bold" style:font-style-complex="italic" style:font-weight-complex="bold"/>
    </style:style>
    <style:style style:name="P50" style:family="paragraph" style:parent-style-name="Standard">
      <style:text-properties style:text-underline-style="none" officeooo:rsid="00362a1c" officeooo:paragraph-rsid="00362a1c"/>
    </style:style>
    <style:style style:name="P51" style:family="paragraph" style:parent-style-name="Standard">
      <loext:graphic-properties draw:fill="none"/>
      <style:paragraph-properties fo:background-color="transparent"/>
      <style:text-properties officeooo:rsid="003fb282" officeooo:paragraph-rsid="003fb282"/>
    </style:style>
    <style:style style:name="P52" style:family="paragraph" style:parent-style-name="Standard">
      <style:paragraph-properties fo:text-align="center" style:justify-single-word="false" fo:break-before="page"/>
      <style:text-properties fo:font-size="14pt" officeooo:rsid="004383d8" officeooo:paragraph-rsid="000b0163" style:font-size-asian="14pt" style:font-size-complex="14pt"/>
    </style:style>
    <style:style style:name="P53" style:family="paragraph" style:parent-style-name="Standard">
      <style:paragraph-properties fo:text-align="center" style:justify-single-word="false" fo:break-before="page"/>
      <style:text-properties fo:font-size="14pt" officeooo:rsid="001f1c15" officeooo:paragraph-rsid="001f1c15" style:font-size-asian="14pt" style:font-size-complex="14pt"/>
    </style:style>
    <style:style style:name="P54" style:family="paragraph" style:parent-style-name="Standard">
      <style:paragraph-properties fo:text-align="center" style:justify-single-word="false" fo:break-before="page"/>
      <style:text-properties fo:font-size="14pt" officeooo:rsid="000b0163" officeooo:paragraph-rsid="000b0163" style:font-size-asian="14pt" style:font-size-complex="14pt"/>
    </style:style>
    <style:style style:name="P55" style:family="paragraph" style:parent-style-name="Standard">
      <style:paragraph-properties fo:text-align="center" style:justify-single-word="false" fo:break-before="page"/>
      <style:text-properties fo:font-size="14pt" officeooo:rsid="002c6955" officeooo:paragraph-rsid="002c6955" style:font-size-asian="14pt" style:font-size-complex="14pt"/>
    </style:style>
    <style:style style:name="P56" style:family="paragraph" style:parent-style-name="Standard">
      <style:paragraph-properties fo:text-align="center" style:justify-single-word="false" fo:break-before="page"/>
      <style:text-properties fo:font-size="14pt" officeooo:rsid="0031e4dc" officeooo:paragraph-rsid="0031e4dc" style:font-size-asian="14pt" style:font-size-complex="14pt"/>
    </style:style>
    <style:style style:name="P57" style:family="paragraph" style:parent-style-name="Standard">
      <style:paragraph-properties fo:text-align="center" style:justify-single-word="false" fo:break-before="page"/>
      <style:text-properties fo:font-size="12pt" officeooo:rsid="000b0163" officeooo:paragraph-rsid="000b0163" style:font-size-asian="12pt" style:font-size-complex="12pt"/>
    </style:style>
    <style:style style:name="P58"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f5982" officeooo:paragraph-rsid="000f5982"/>
    </style:style>
    <style:style style:name="P59"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6f63" officeooo:paragraph-rsid="001ece4d"/>
    </style:style>
    <style:style style:name="P60"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1e4dc" officeooo:paragraph-rsid="0031e4dc"/>
    </style:style>
    <style:style style:name="P61" style:family="paragraph" style:parent-style-name="Standard">
      <loext:graphic-properties draw:fill="none"/>
      <style:paragraph-properties fo:margin-left="1cm" fo:margin-right="0cm" fo:text-indent="1cm" style:auto-text-indent="false" fo:background-color="transparent"/>
      <style:text-properties officeooo:rsid="0010de90" officeooo:paragraph-rsid="001ece4d"/>
    </style:style>
    <style:style style:name="P62" style:family="paragraph" style:parent-style-name="Standard">
      <loext:graphic-properties draw:fill="none"/>
      <style:paragraph-properties fo:margin-left="1cm" fo:margin-right="0cm" fo:text-indent="1cm" style:auto-text-indent="false" fo:background-color="transparent"/>
      <style:text-properties officeooo:rsid="0018ca65" officeooo:paragraph-rsid="001ece4d"/>
    </style:style>
    <style:style style:name="P63" style:family="paragraph" style:parent-style-name="Standard">
      <loext:graphic-properties draw:fill="none"/>
      <style:paragraph-properties fo:margin-left="1cm" fo:margin-right="0cm" fo:text-indent="1cm" style:auto-text-indent="false" fo:background-color="transparent"/>
      <style:text-properties officeooo:rsid="000e6f63" officeooo:paragraph-rsid="001ece4d"/>
    </style:style>
    <style:style style:name="P64" style:family="paragraph" style:parent-style-name="Standard">
      <loext:graphic-properties draw:fill="none"/>
      <style:paragraph-properties fo:margin-left="1cm" fo:margin-right="0cm" fo:text-indent="1cm" style:auto-text-indent="false" fo:background-color="transparent"/>
      <style:text-properties officeooo:rsid="0031e4dc" officeooo:paragraph-rsid="0031e4dc"/>
    </style:style>
    <style:style style:name="P65" style:family="paragraph" style:parent-style-name="Standard">
      <loext:graphic-properties draw:fill="none"/>
      <style:paragraph-properties fo:margin-left="1cm" fo:margin-right="0cm" fo:text-indent="1cm" style:auto-text-indent="false" fo:background-color="transparent"/>
      <style:text-properties officeooo:rsid="0032e165" officeooo:paragraph-rsid="0032e165"/>
    </style:style>
    <style:style style:name="P66" style:family="paragraph" style:parent-style-name="Standard">
      <loext:graphic-properties draw:fill="none"/>
      <style:paragraph-properties fo:margin-left="1cm" fo:margin-right="0cm" fo:text-indent="1cm" style:auto-text-indent="false" fo:background-color="transparent"/>
      <style:text-properties officeooo:rsid="00347726" officeooo:paragraph-rsid="00347726"/>
    </style:style>
    <style:style style:name="P67"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099594" officeooo:paragraph-rsid="001ece4d"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099594" officeooo:paragraph-rsid="000b0163"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099594" officeooo:paragraph-rsid="00099594"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Heading">
      <style:paragraph-properties fo:text-align="center" style:justify-single-word="false"/>
      <style:text-properties fo:color="#0000ff" style:text-outline="false" style:text-line-through-style="none" style:text-line-through-type="none" style:font-name="Tahoma1" fo:font-size="12pt" fo:font-style="normal" fo:text-shadow="none" style:text-underline-style="none" fo:font-weight="bold" officeooo:rsid="00099594" officeooo:paragraph-rsid="000b0163"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text-align="center" style:justify-single-word="false"/>
      <style:text-properties fo:color="#0000ff" style:text-outline="false" style:text-line-through-style="none" style:text-line-through-type="none" style:font-name="Tahoma1" fo:font-size="12pt" fo:font-style="normal" fo:text-shadow="none" style:text-underline-style="none" fo:font-weight="bold" officeooo:rsid="00099594" officeooo:paragraph-rsid="00099594"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center" style:justify-single-word="false"/>
      <style:text-properties fo:color="#0000ff" style:text-outline="false" style:text-line-through-style="none" style:text-line-through-type="none" style:font-name="Tahoma1" fo:font-size="12pt" fo:font-style="normal" fo:text-shadow="none" style:text-underline-style="none" fo:font-weight="bold" officeooo:rsid="001ece4d" officeooo:paragraph-rsid="001ece4d"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c651" officeooo:paragraph-rsid="0009959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955" officeooo:paragraph-rsid="002c695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0163" officeooo:paragraph-rsid="000b016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e4dc" officeooo:paragraph-rsid="0031e4d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paragraph-rsid="001ece4d"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paragraph-rsid="000b0163"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099594" officeooo:paragraph-rsid="001ece4d"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099594" officeooo:paragraph-rsid="000b0163"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099594" officeooo:paragraph-rsid="00099594"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1f1c15" officeooo:paragraph-rsid="001f1c15"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201e9e" officeooo:paragraph-rsid="00201e9e"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2e7931" officeooo:paragraph-rsid="002e7931"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Standard">
      <loext:graphic-properties draw:fill="none"/>
      <style:paragraph-properties fo:margin-left="1cm" fo:margin-right="0cm" fo:text-indent="0.9cm" style:auto-text-indent="false" fo:background-color="transparent"/>
      <style:text-properties officeooo:rsid="001f1c15" officeooo:paragraph-rsid="001f1c15"/>
    </style:style>
    <style:style style:name="P87"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099594" officeooo:paragraph-rsid="00099594"/>
    </style:style>
    <style:style style:name="P88" style:family="paragraph" style:parent-style-name="Standard">
      <loext:graphic-properties draw:fill="none"/>
      <style:paragraph-properties fo:margin-left="3.9cm" fo:margin-right="0cm" fo:text-indent="-0.6cm" style:auto-text-indent="false" fo:background-color="transparent"/>
      <style:text-properties officeooo:rsid="00215f9b" officeooo:paragraph-rsid="00215f9b"/>
    </style:style>
    <style:style style:name="P89" style:family="paragraph" style:parent-style-name="Standard" style:master-page-name="">
      <loext:graphic-properties draw:fill="none"/>
      <style:paragraph-properties fo:margin-left="2.2cm" fo:margin-right="0cm" fo:text-indent="-0.6cm" style:auto-text-indent="false" style:page-number="auto" fo:background-color="transparent"/>
      <style:text-properties officeooo:rsid="00215f9b" officeooo:paragraph-rsid="00215f9b"/>
    </style:style>
    <style:style style:name="P90" style:family="paragraph" style:parent-style-name="Standard" style:master-page-name="">
      <loext:graphic-properties draw:fill="none"/>
      <style:paragraph-properties fo:margin-left="1.9cm" fo:margin-right="0cm" fo:text-indent="0cm" style:auto-text-indent="false" style:page-number="auto" fo:background-color="transparent"/>
      <style:text-properties officeooo:rsid="00099594" officeooo:paragraph-rsid="00099594"/>
    </style:style>
    <style:style style:name="P91" style:family="paragraph" style:parent-style-name="Standard">
      <loext:graphic-properties draw:fill="none"/>
      <style:paragraph-properties fo:margin-left="1.9cm" fo:margin-right="0cm" fo:text-indent="0cm" style:auto-text-indent="false" fo:background-color="transparent"/>
      <style:text-properties officeooo:rsid="00099594" officeooo:paragraph-rsid="00099594"/>
    </style:style>
    <style:style style:name="P92"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228eb2" officeooo:paragraph-rsid="00228eb2"/>
    </style:style>
    <style:style style:name="P93"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2c6955"/>
    </style:style>
    <style:style style:name="P94"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2c6955"/>
    </style:style>
    <style:style style:name="P95"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2c6955"/>
    </style:style>
    <style:style style:name="P96"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2c6955"/>
    </style:style>
    <style:style style:name="P97" style:family="paragraph" style:parent-style-name="Standard" style:master-page-name="">
      <loext:graphic-properties draw:fill="none"/>
      <style:paragraph-properties fo:margin-left="1cm" fo:margin-right="0cm" fo:text-indent="0.499cm" style:auto-text-indent="false" style:page-number="auto" fo:background-color="transparent"/>
      <style:text-properties style:text-underline-style="none" officeooo:rsid="00362a1c" officeooo:paragraph-rsid="00362a1c"/>
    </style:style>
    <style:style style:name="P98" style:family="paragraph" style:parent-style-name="Standard">
      <loext:graphic-properties draw:fill="none"/>
      <style:paragraph-properties fo:margin-left="1cm" fo:margin-right="0cm" fo:text-indent="0.499cm" style:auto-text-indent="false" fo:background-color="transparent"/>
      <style:text-properties style:text-underline-style="none" officeooo:rsid="00362a1c" officeooo:paragraph-rsid="00362a1c"/>
    </style:style>
    <style:style style:name="P99" style:family="paragraph" style:parent-style-name="Standard" style:list-style-name="L2">
      <loext:graphic-properties draw:fill="none"/>
      <style:paragraph-properties fo:background-color="transparent"/>
      <style:text-properties officeooo:rsid="0022186e" officeooo:paragraph-rsid="0022186e"/>
    </style:style>
    <style:style style:name="P100" style:family="paragraph" style:parent-style-name="Standard" style:list-style-name="L4">
      <style:text-properties officeooo:paragraph-rsid="0022ea31"/>
    </style:style>
    <style:style style:name="P101" style:family="paragraph" style:parent-style-name="Standard" style:list-style-name="L4">
      <style:text-properties officeooo:rsid="005ae8aa" officeooo:paragraph-rsid="0022ea31"/>
    </style:style>
    <style:style style:name="P102" style:family="paragraph" style:parent-style-name="Standard" style:list-style-name="L4">
      <style:text-properties officeooo:rsid="005ae8aa" officeooo:paragraph-rsid="002ec517"/>
    </style:style>
    <style:style style:name="P103" style:family="paragraph" style:parent-style-name="Standard" style:list-style-name="L4">
      <style:text-properties officeooo:rsid="005ce3a3" officeooo:paragraph-rsid="0022ea31"/>
    </style:style>
    <style:style style:name="P104" style:family="paragraph" style:parent-style-name="Standard" style:list-style-name="L4">
      <style:text-properties style:font-name="Tahoma1" officeooo:rsid="005e2d88" officeooo:paragraph-rsid="0022ea31"/>
    </style:style>
    <style:style style:name="P105" style:family="paragraph" style:parent-style-name="Standard" style:list-style-name="L8">
      <style:text-properties style:font-name="Tahoma1" fo:font-size="10pt" officeooo:rsid="000a7b20" officeooo:paragraph-rsid="002c6955" style:font-size-asian="10pt" style:font-size-complex="10pt"/>
    </style:style>
    <style:style style:name="P106" style:family="paragraph" style:parent-style-name="Standard" style:list-style-name="L8">
      <style:text-properties style:font-name="Tahoma1" fo:font-size="10pt" officeooo:paragraph-rsid="002c6955" style:font-size-asian="10pt" style:font-size-complex="10pt"/>
    </style:style>
    <style:style style:name="P107" style:family="paragraph" style:parent-style-name="Standard" style:list-style-name="L8">
      <style:text-properties style:font-name="Tahoma1" fo:font-size="10pt" officeooo:rsid="0031c586" officeooo:paragraph-rsid="002c6955" style:font-size-asian="10pt" style:font-size-complex="10pt"/>
    </style:style>
    <style:style style:name="P108" style:family="paragraph" style:parent-style-name="Standard" style:list-style-name="L8">
      <style:text-properties style:font-name="Tahoma1" fo:font-size="10pt" officeooo:rsid="000aae9a" officeooo:paragraph-rsid="002c6955" style:font-size-asian="10pt" style:font-size-complex="10pt"/>
    </style:style>
    <style:style style:name="P109" style:family="paragraph" style:parent-style-name="Standard" style:list-style-name="L8">
      <style:text-properties style:font-name="Tahoma1" fo:font-size="10pt" fo:font-style="normal" officeooo:rsid="000aae9a" officeooo:paragraph-rsid="002c6955" style:font-size-asian="10pt" style:font-style-asian="normal" style:font-size-complex="10pt" style:font-style-complex="normal"/>
    </style:style>
    <style:style style:name="P110" style:family="paragraph" style:parent-style-name="Standard" style:list-style-name="L5">
      <style:text-properties officeooo:paragraph-rsid="003ce2ae"/>
    </style:style>
    <style:style style:name="P111" style:family="paragraph" style:parent-style-name="Standard" style:list-style-name="L5">
      <style:text-properties officeooo:paragraph-rsid="003c053f"/>
    </style:style>
    <style:style style:name="P112" style:family="paragraph" style:parent-style-name="Standard" style:list-style-name="L6">
      <style:text-properties officeooo:rsid="002c6955" officeooo:paragraph-rsid="002c6955"/>
    </style:style>
    <style:style style:name="P113" style:family="paragraph" style:parent-style-name="Standard" style:list-style-name="L8">
      <style:text-properties style:font-name="Courier New" fo:font-size="9pt" officeooo:rsid="000a7b20" officeooo:paragraph-rsid="002c6955" style:font-size-asian="9pt" style:font-size-complex="9pt"/>
    </style:style>
    <style:style style:name="P114" style:family="paragraph" style:parent-style-name="Standard" style:list-style-name="L9">
      <style:text-properties officeooo:rsid="00282a51" officeooo:paragraph-rsid="002c8730"/>
    </style:style>
    <style:style style:name="P115" style:family="paragraph" style:parent-style-name="Standard" style:list-style-name="L9">
      <style:text-properties fo:font-style="normal" officeooo:rsid="00282a51" officeooo:paragraph-rsid="002c8730" style:font-style-asian="normal" style:font-style-complex="normal"/>
    </style:style>
    <style:style style:name="P116" style:family="paragraph" style:parent-style-name="Standard" style:list-style-name="L9">
      <style:text-properties fo:font-style="normal" officeooo:rsid="002a879c" officeooo:paragraph-rsid="002c8730" style:font-style-asian="normal" style:font-style-complex="normal"/>
    </style:style>
    <style:style style:name="P117" style:family="paragraph" style:parent-style-name="Standard" style:list-style-name="L10">
      <style:text-properties fo:font-style="normal" officeooo:rsid="002a879c" officeooo:paragraph-rsid="002c8730" style:font-style-asian="normal" style:font-style-complex="normal"/>
    </style:style>
    <style:style style:name="P118" style:family="paragraph" style:parent-style-name="Standard" style:list-style-name="L10">
      <style:text-properties fo:font-style="normal" officeooo:rsid="002b58b9" officeooo:paragraph-rsid="002c8730" style:font-style-asian="normal" style:font-style-complex="normal"/>
    </style:style>
    <style:style style:name="P119" style:family="paragraph" style:parent-style-name="Standard" style:list-style-name="L10">
      <style:text-properties fo:font-style="italic" officeooo:rsid="002b58b9" officeooo:paragraph-rsid="002c8730" style:font-style-asian="italic" style:font-style-complex="italic"/>
    </style:style>
    <style:style style:name="P120" style:family="paragraph" style:parent-style-name="Standard" style:list-style-name="L11">
      <style:text-properties fo:font-weight="normal" officeooo:rsid="003938ce" officeooo:paragraph-rsid="003938ce" style:font-weight-asian="normal" style:font-weight-complex="normal"/>
    </style:style>
    <style:style style:name="P121" style:family="paragraph" style:parent-style-name="Standard" style:list-style-name="L11">
      <style:text-properties fo:font-weight="normal" officeooo:rsid="003922dd" officeooo:paragraph-rsid="003922dd" style:font-weight-asian="normal" style:font-weight-complex="normal"/>
    </style:style>
    <style:style style:name="P122" style:family="paragraph" style:parent-style-name="Standard" style:list-style-name="L12">
      <loext:graphic-properties draw:fill="none"/>
      <style:paragraph-properties fo:background-color="transparent"/>
      <style:text-properties officeooo:rsid="000e6f63" officeooo:paragraph-rsid="001ece4d"/>
    </style:style>
    <style:style style:name="P123" style:family="paragraph" style:parent-style-name="Standard" style:list-style-name="L12">
      <loext:graphic-properties draw:fill="none"/>
      <style:paragraph-properties fo:background-color="transparent"/>
      <style:text-properties officeooo:rsid="000e6f63" officeooo:paragraph-rsid="0026f036"/>
    </style:style>
    <style:style style:name="P124" style:family="paragraph" style:parent-style-name="Standard" style:list-style-name="L12">
      <loext:graphic-properties draw:fill="none"/>
      <style:paragraph-properties fo:background-color="transparent"/>
      <style:text-properties officeooo:rsid="000f56ec" officeooo:paragraph-rsid="001ece4d"/>
    </style:style>
    <style:style style:name="P125" style:family="paragraph" style:parent-style-name="Standard" style:list-style-name="L12">
      <loext:graphic-properties draw:fill="none"/>
      <style:paragraph-properties fo:background-color="transparent"/>
      <style:text-properties officeooo:rsid="00111a58" officeooo:paragraph-rsid="001ece4d"/>
    </style:style>
    <style:style style:name="P126" style:family="paragraph" style:parent-style-name="Standard" style:list-style-name="L12">
      <loext:graphic-properties draw:fill="none"/>
      <style:paragraph-properties fo:background-color="transparent"/>
      <style:text-properties officeooo:rsid="00111a58" officeooo:paragraph-rsid="002b5cf5"/>
    </style:style>
    <style:style style:name="P127" style:family="paragraph" style:parent-style-name="Standard" style:list-style-name="L16">
      <style:text-properties officeooo:rsid="00111a58" officeooo:paragraph-rsid="00111a58"/>
    </style:style>
    <style:style style:name="P128" style:family="paragraph" style:parent-style-name="Standard" style:list-style-name="L12">
      <style:text-properties officeooo:rsid="000f5982" officeooo:paragraph-rsid="001ece4d"/>
    </style:style>
    <style:style style:name="P129" style:family="paragraph" style:parent-style-name="Standard" style:list-style-name="L12">
      <loext:graphic-properties draw:fill="none"/>
      <style:paragraph-properties fo:background-color="transparent"/>
      <style:text-properties officeooo:rsid="000f5982" officeooo:paragraph-rsid="001ece4d"/>
    </style:style>
    <style:style style:name="P130" style:family="paragraph" style:parent-style-name="Standard" style:list-style-name="L12">
      <loext:graphic-properties draw:fill="none"/>
      <style:paragraph-properties fo:background-color="transparent"/>
      <style:text-properties officeooo:rsid="000f5982" officeooo:paragraph-rsid="002b5cf5"/>
    </style:style>
    <style:style style:name="P131" style:family="paragraph" style:parent-style-name="Standard" style:list-style-name="L13">
      <loext:graphic-properties draw:fill="none"/>
      <style:paragraph-properties fo:background-color="transparent"/>
      <style:text-properties officeooo:rsid="000f5982" officeooo:paragraph-rsid="0018ca65"/>
    </style:style>
    <style:style style:name="P132" style:family="paragraph" style:parent-style-name="Standard" style:list-style-name="L13">
      <loext:graphic-properties draw:fill="none"/>
      <style:paragraph-properties fo:background-color="transparent"/>
      <style:text-properties officeooo:rsid="000f5982" officeooo:paragraph-rsid="000f5982"/>
    </style:style>
    <style:style style:name="P133" style:family="paragraph" style:parent-style-name="Standard" style:list-style-name="L13">
      <loext:graphic-properties draw:fill="none"/>
      <style:paragraph-properties fo:background-color="transparent"/>
      <style:text-properties officeooo:rsid="000f5982" officeooo:paragraph-rsid="0010de90"/>
    </style:style>
    <style:style style:name="P134" style:family="paragraph" style:parent-style-name="Standard" style:list-style-name="L12">
      <loext:graphic-properties draw:fill="none"/>
      <style:paragraph-properties fo:background-color="transparent"/>
      <style:text-properties officeooo:rsid="002b5cf5" officeooo:paragraph-rsid="002b5cf5"/>
    </style:style>
    <style:style style:name="P135" style:family="paragraph" style:parent-style-name="Standard" style:list-style-name="L13">
      <loext:graphic-properties draw:fill="none"/>
      <style:paragraph-properties fo:background-color="transparent"/>
      <style:text-properties officeooo:rsid="0018ca65" officeooo:paragraph-rsid="0018ca65"/>
    </style:style>
    <style:style style:name="P136" style:family="paragraph" style:parent-style-name="Standard" style:list-style-name="L13">
      <loext:graphic-properties draw:fill="none"/>
      <style:paragraph-properties fo:background-color="transparent"/>
      <style:text-properties officeooo:rsid="0010de90" officeooo:paragraph-rsid="0010de90"/>
    </style:style>
    <style:style style:name="P137" style:family="paragraph" style:parent-style-name="Standard" style:list-style-name="L14">
      <style:text-properties officeooo:rsid="0010de90" officeooo:paragraph-rsid="0010de90"/>
    </style:style>
    <style:style style:name="P138" style:family="paragraph" style:parent-style-name="Standard" style:list-style-name="L15">
      <style:text-properties officeooo:rsid="0010de90" officeooo:paragraph-rsid="0010de90"/>
    </style:style>
    <style:style style:name="P139" style:family="paragraph" style:parent-style-name="Standard" style:list-style-name="L16">
      <style:text-properties officeooo:rsid="0013084c" officeooo:paragraph-rsid="0013084c"/>
    </style:style>
    <style:style style:name="P140" style:family="paragraph" style:parent-style-name="Standard" style:list-style-name="L17">
      <style:text-properties officeooo:rsid="004fe0e6" officeooo:paragraph-rsid="000b0163"/>
    </style:style>
    <style:style style:name="P141" style:family="paragraph" style:parent-style-name="Standard" style:list-style-name="L18">
      <style:text-properties officeooo:rsid="004fe0e6" officeooo:paragraph-rsid="000b0163"/>
    </style:style>
    <style:style style:name="P142" style:family="paragraph" style:parent-style-name="Standard" style:list-style-name="L19">
      <style:text-properties officeooo:rsid="004a874e" officeooo:paragraph-rsid="000b0163"/>
    </style:style>
    <style:style style:name="P143" style:family="paragraph" style:parent-style-name="Standard" style:list-style-name="L20">
      <style:text-properties officeooo:rsid="004a874e" officeooo:paragraph-rsid="000b0163"/>
    </style:style>
    <style:style style:name="P144" style:family="paragraph" style:parent-style-name="Standard" style:list-style-name="L20">
      <style:text-properties officeooo:rsid="0048e1ea" officeooo:paragraph-rsid="000b0163"/>
    </style:style>
    <style:style style:name="P145" style:family="paragraph" style:parent-style-name="Standard" style:list-style-name="L20">
      <style:text-properties officeooo:rsid="002b3ea2" officeooo:paragraph-rsid="002b3ea2"/>
    </style:style>
    <style:style style:name="P146" style:family="paragraph" style:parent-style-name="Standard" style:list-style-name="L20">
      <style:text-properties officeooo:rsid="0044eef3" officeooo:paragraph-rsid="002b3ea2"/>
    </style:style>
    <style:style style:name="P147" style:family="paragraph" style:parent-style-name="Standard" style:list-style-name="L22">
      <style:text-properties officeooo:rsid="0044eef3" officeooo:paragraph-rsid="000b0163"/>
    </style:style>
    <style:style style:name="P148" style:family="paragraph" style:parent-style-name="Standard" style:list-style-name="L21">
      <style:text-properties officeooo:rsid="0047089e" officeooo:paragraph-rsid="000b0163"/>
    </style:style>
    <style:style style:name="P149" style:family="paragraph" style:parent-style-name="Standard" style:list-style-name="L21">
      <style:text-properties officeooo:rsid="00301b2b" officeooo:paragraph-rsid="00301b2b"/>
    </style:style>
    <style:style style:name="P150" style:family="paragraph" style:parent-style-name="Standard" style:list-style-name="L21">
      <style:text-properties officeooo:rsid="00245ea5" officeooo:paragraph-rsid="00245ea5"/>
    </style:style>
    <style:style style:name="P151" style:family="paragraph" style:parent-style-name="Standard" style:list-style-name="L21">
      <style:text-properties officeooo:rsid="0024f9da" officeooo:paragraph-rsid="0024f9da"/>
    </style:style>
    <style:style style:name="P152" style:family="paragraph" style:parent-style-name="Standard" style:list-style-name="L22">
      <style:text-properties officeooo:rsid="004383d8" officeooo:paragraph-rsid="000b0163"/>
    </style:style>
    <style:style style:name="P153" style:family="paragraph" style:parent-style-name="Standard" style:list-style-name="L22">
      <style:text-properties officeooo:rsid="001ceae5" officeooo:paragraph-rsid="001ceae5"/>
    </style:style>
    <style:style style:name="P154" style:family="paragraph" style:parent-style-name="Standard">
      <style:text-properties officeooo:rsid="00099594" officeooo:paragraph-rsid="00099594"/>
    </style:style>
    <style:style style:name="P155" style:family="paragraph" style:parent-style-name="Standard" style:list-style-name="L1" style:master-page-name="">
      <loext:graphic-properties draw:fill="none"/>
      <style:paragraph-properties fo:margin-left="3.3cm" fo:margin-right="0cm" fo:text-indent="-0.6cm" style:auto-text-indent="false" style:page-number="auto" fo:background-color="transparent"/>
      <style:text-properties officeooo:rsid="00201e9e" officeooo:paragraph-rsid="00201e9e"/>
    </style:style>
    <style:style style:name="P156" style:family="paragraph" style:parent-style-name="Standard" style:list-style-name="L1" style:master-page-name="">
      <loext:graphic-properties draw:fill="none"/>
      <style:paragraph-properties fo:margin-left="3.3cm" fo:margin-right="0cm" fo:text-indent="-0.6cm" style:auto-text-indent="false" style:page-number="auto" fo:background-color="transparent"/>
      <style:text-properties officeooo:rsid="00215f9b" officeooo:paragraph-rsid="00215f9b"/>
    </style:style>
    <style:style style:name="P157" style:family="paragraph" style:parent-style-name="Standard" style:list-style-name="L2" style:master-page-name="">
      <loext:graphic-properties draw:fill="none"/>
      <style:paragraph-properties fo:margin-left="3.3cm" fo:margin-right="0cm" fo:text-indent="-0.6cm" style:auto-text-indent="false" style:page-number="auto" fo:background-color="transparent"/>
      <style:text-properties officeooo:rsid="0022186e" officeooo:paragraph-rsid="0022186e"/>
    </style:style>
    <style:style style:name="P158" style:family="paragraph" style:parent-style-name="Standard" style:list-style-name="L3" style:master-page-name="">
      <loext:graphic-properties draw:fill="none"/>
      <style:paragraph-properties fo:margin-left="3.3cm" fo:margin-right="0cm" fo:text-indent="-0.6cm" style:auto-text-indent="false" style:page-number="auto" fo:background-color="transparent"/>
      <style:text-properties officeooo:rsid="0029310f" officeooo:paragraph-rsid="0029310f"/>
    </style:style>
    <style:style style:name="P159" style:family="paragraph" style:parent-style-name="Standard" style:list-style-name="L1">
      <loext:graphic-properties draw:fill="none"/>
      <style:paragraph-properties fo:margin-left="3.3cm" fo:margin-right="0cm" fo:text-indent="-0.6cm" style:auto-text-indent="false" fo:background-color="transparent"/>
      <style:text-properties officeooo:rsid="00215f9b" officeooo:paragraph-rsid="00215f9b"/>
    </style:style>
    <style:style style:name="P160" style:family="paragraph" style:parent-style-name="Standard" style:list-style-name="L1" style:master-page-name="">
      <loext:graphic-properties draw:fill="none"/>
      <style:paragraph-properties fo:margin-left="3.9cm" fo:margin-right="0cm" fo:text-indent="-0.6cm" style:auto-text-indent="false" style:page-number="auto" fo:background-color="transparent"/>
      <style:text-properties officeooo:rsid="00201e9e" officeooo:paragraph-rsid="00201e9e"/>
    </style:style>
    <style:style style:name="P161" style:family="paragraph" style:parent-style-name="Standard" style:list-style-name="L1" style:master-page-name="">
      <loext:graphic-properties draw:fill="none"/>
      <style:paragraph-properties fo:margin-left="3.9cm" fo:margin-right="0cm" fo:text-indent="-0.6cm" style:auto-text-indent="false" style:page-number="auto" fo:background-color="transparent"/>
      <style:text-properties officeooo:rsid="00215f9b" officeooo:paragraph-rsid="00215f9b"/>
    </style:style>
    <style:style style:name="P162" style:family="paragraph" style:parent-style-name="Standard" style:list-style-name="L1">
      <loext:graphic-properties draw:fill="none"/>
      <style:paragraph-properties fo:margin-left="3.9cm" fo:margin-right="0cm" fo:text-indent="-0.6cm" style:auto-text-indent="false" fo:background-color="transparent"/>
      <style:text-properties officeooo:rsid="00201e9e" officeooo:paragraph-rsid="00201e9e"/>
    </style:style>
    <style:style style:name="P163" style:family="paragraph" style:parent-style-name="Standard" style:list-style-name="L7" style:master-page-name="">
      <loext:graphic-properties draw:fill="none"/>
      <style:paragraph-properties fo:margin-left="2cm" fo:margin-right="0cm" fo:text-indent="-0.499cm" style:auto-text-indent="false" style:page-number="auto" fo:background-color="transparent"/>
      <style:text-properties officeooo:rsid="00293091" officeooo:paragraph-rsid="002c6955"/>
    </style:style>
    <style:style style:name="P164" style:family="paragraph" style:parent-style-name="Standard" style:list-style-name="L7">
      <loext:graphic-properties draw:fill="none"/>
      <style:paragraph-properties fo:margin-left="2cm" fo:margin-right="0cm" fo:text-indent="-0.499cm" style:auto-text-indent="false" fo:background-color="transparent"/>
      <style:text-properties officeooo:rsid="0026b2d9" officeooo:paragraph-rsid="002c6955"/>
    </style:style>
    <style:style style:name="P165" style:family="paragraph" style:parent-style-name="Standard" style:list-style-name="L7">
      <loext:graphic-properties draw:fill="none"/>
      <style:paragraph-properties fo:margin-left="2cm" fo:margin-right="0cm" fo:text-indent="-0.499cm" style:auto-text-indent="false" fo:background-color="transparent"/>
      <style:text-properties officeooo:rsid="002b58b9" officeooo:paragraph-rsid="002c6955"/>
    </style:style>
    <style:style style:name="P166" style:family="paragraph" style:parent-style-name="Standard" style:list-style-name="L7" style:master-page-name="">
      <loext:graphic-properties draw:fill="none"/>
      <style:paragraph-properties fo:margin-left="3cm" fo:margin-right="0cm" fo:text-indent="-0.499cm" style:auto-text-indent="false" style:page-number="auto" fo:background-color="transparent"/>
      <style:text-properties officeooo:rsid="002b58b9" officeooo:paragraph-rsid="002c6955"/>
    </style:style>
    <style:style style:name="P167" style:family="paragraph" style:parent-style-name="Standard" style:list-style-name="L7">
      <loext:graphic-properties draw:fill="none"/>
      <style:paragraph-properties fo:margin-left="3cm" fo:margin-right="0cm" fo:text-indent="-0.499cm" style:auto-text-indent="false" fo:background-color="transparent"/>
      <style:text-properties officeooo:rsid="002b58b9" officeooo:paragraph-rsid="002c6955"/>
    </style:style>
    <style:style style:name="P168" style:family="paragraph" style:parent-style-name="Standard" style:list-style-name="L7">
      <loext:graphic-properties draw:fill="none"/>
      <style:paragraph-properties fo:margin-left="3cm" fo:margin-right="0cm" fo:text-indent="-0.499cm" style:auto-text-indent="false" fo:background-color="transparent"/>
      <style:text-properties officeooo:rsid="002e2a0a" officeooo:paragraph-rsid="002e2a0a"/>
    </style:style>
    <style:style style:name="P169" style:family="paragraph">
      <loext:graphic-properties draw:fill="solid" draw:fill-color="#ffd320"/>
    </style:style>
    <style:style style:name="P170" style:family="paragraph">
      <style:paragraph-properties fo:text-align="center"/>
    </style:style>
    <style:style style:name="P171" style:family="paragraph">
      <loext:graphic-properties draw:fill="none" draw:fill-color="#ffffff"/>
      <style:paragraph-properties fo:text-align="center"/>
    </style:style>
    <style:style style:name="P172" style:family="paragraph">
      <loext:graphic-properties draw:fill="solid" draw:fill-color="#ffffcc"/>
    </style:style>
    <style:style style:name="P173" style:family="paragraph">
      <loext:graphic-properties draw:fill="none" draw:fill-color="#ffffff"/>
    </style:style>
    <style:style style:name="P174" style:family="paragraph">
      <loext:graphic-properties draw:fill="solid" draw:fill-color="#ccffcc"/>
    </style:style>
    <style:style style:name="P175" style:family="paragraph">
      <loext:graphic-properties draw:fill="solid" draw:fill-color="#cc9999"/>
    </style:style>
    <style:style style:name="P176" style:family="paragraph">
      <loext:graphic-properties draw:fill="solid" draw:fill-color="#ff9900"/>
    </style:style>
    <style:style style:name="P177" style:family="paragraph">
      <loext:graphic-properties draw:fill="solid" draw:fill-color="#66cc00"/>
    </style:style>
    <style:style style:name="P178" style:family="paragraph">
      <loext:graphic-properties draw:fill="solid" draw:fill-color="#729fcf"/>
      <style:text-properties fo:font-size="10pt"/>
    </style:style>
    <style:style style:name="P179" style:family="paragraph">
      <loext:graphic-properties draw:fill="solid" draw:fill-color="#99cc99"/>
    </style:style>
    <style:style style:name="P180" style:family="paragraph">
      <loext:graphic-properties draw:fill="solid" draw:fill-color="#336600"/>
    </style:style>
    <style:style style:name="P181" style:family="paragraph">
      <loext:graphic-properties draw:fill="solid" draw:fill-color="#ffcc99"/>
    </style:style>
    <style:style style:name="P182" style:family="paragraph">
      <loext:graphic-properties draw:fill="solid" draw:fill-color="#669999"/>
    </style:style>
    <style:style style:name="P183" style:family="paragraph">
      <loext:graphic-properties draw:fill="solid" draw:fill-color="#dddddd"/>
    </style:style>
    <style:style style:name="P184" style:family="paragraph">
      <loext:graphic-properties draw:fill="solid" draw:fill-color="#cc99cc"/>
    </style:style>
    <style:style style:name="P185" style:family="paragraph">
      <loext:graphic-properties draw:fill="solid" draw:fill-color="#3399ff"/>
    </style:style>
    <style:style style:name="P186" style:family="paragraph">
      <loext:graphic-properties draw:fill="solid" draw:fill-color="#b2b2b2"/>
    </style:style>
    <style:style style:name="P187" style:family="paragraph">
      <loext:graphic-properties draw:fill="solid" draw:fill-color="#00cccc"/>
    </style:style>
    <style:style style:name="P188" style:family="paragraph">
      <loext:graphic-properties draw:fill="solid" draw:fill-color="#99cccc"/>
    </style:style>
    <style:style style:name="P189" style:family="paragraph">
      <loext:graphic-properties draw:fill="none" draw:fill-color="#ffffff"/>
      <style:paragraph-properties fo:text-align="center"/>
      <style:text-properties fo:font-size="10pt"/>
    </style:style>
    <style:style style:name="T1" style:family="text">
      <style:text-properties officeooo:rsid="001f1c15"/>
    </style:style>
    <style:style style:name="T2" style:family="text">
      <style:text-properties fo:font-weight="bold" style:font-weight-asian="bold" style:font-weight-complex="bold"/>
    </style:style>
    <style:style style:name="T3" style:family="text">
      <style:text-properties fo:font-weight="bold" officeooo:rsid="0033468c" style:font-weight-asian="bold" style:font-weight-complex="bold"/>
    </style:style>
    <style:style style:name="T4" style:family="text">
      <style:text-properties fo:font-weight="bold" officeooo:rsid="0024585c" style:font-weight-asian="bold" style:font-weight-complex="bold"/>
    </style:style>
    <style:style style:name="T5" style:family="text">
      <style:text-properties fo:font-weight="bold" officeooo:rsid="002b58b9" style:font-weight-asian="bold" style:font-weight-complex="bold"/>
    </style:style>
    <style:style style:name="T6" style:family="text">
      <style:text-properties fo:font-weight="bold" officeooo:rsid="000b0163" style:font-weight-asian="bold" style:font-weight-complex="bold"/>
    </style:style>
    <style:style style:name="T7" style:family="text">
      <style:text-properties fo:font-weight="bold" officeooo:rsid="001ece4d" style:font-weight-asian="bold" style:font-weight-complex="bold"/>
    </style:style>
    <style:style style:name="T8" style:family="text">
      <style:text-properties officeooo:rsid="0024585c"/>
    </style:style>
    <style:style style:name="T9" style:family="text">
      <style:text-properties officeooo:rsid="002b58b9"/>
    </style:style>
    <style:style style:name="T10" style:family="text">
      <style:text-properties officeooo:rsid="000b0163"/>
    </style:style>
    <style:style style:name="T11" style:family="text">
      <style:text-properties officeooo:rsid="004a874e"/>
    </style:style>
    <style:style style:name="T12" style:family="text">
      <style:text-properties officeooo:rsid="0048e1ea"/>
    </style:style>
    <style:style style:name="T13" style:family="text">
      <style:text-properties officeooo:rsid="0044eef3"/>
    </style:style>
    <style:style style:name="T14" style:family="text">
      <style:text-properties officeooo:rsid="000f56ec"/>
    </style:style>
    <style:style style:name="T15" style:family="text">
      <style:text-properties officeooo:rsid="00111a58"/>
    </style:style>
    <style:style style:name="T16" style:family="text">
      <style:text-properties officeooo:rsid="0019ba11"/>
    </style:style>
    <style:style style:name="T17" style:family="text">
      <style:text-properties officeooo:rsid="001b6382"/>
    </style:style>
    <style:style style:name="T18" style:family="text">
      <style:text-properties officeooo:rsid="00201e9e"/>
    </style:style>
    <style:style style:name="T19" style:family="text">
      <style:text-properties officeooo:rsid="00215f9b"/>
    </style:style>
    <style:style style:name="T20" style:family="text">
      <style:text-properties officeooo:rsid="0022186e"/>
    </style:style>
    <style:style style:name="T21" style:family="text">
      <style:text-properties officeooo:rsid="00228eb2"/>
    </style:style>
    <style:style style:name="T22" style:family="text">
      <style:text-properties fo:font-style="italic" style:font-style-asian="italic" style:font-style-complex="italic"/>
    </style:style>
    <style:style style:name="T23" style:family="text">
      <style:text-properties officeooo:rsid="005ce3a3"/>
    </style:style>
    <style:style style:name="T24" style:family="text">
      <style:text-properties style:font-name="Tahoma1"/>
    </style:style>
    <style:style style:name="T25" style:family="text">
      <style:text-properties style:font-name="Tahoma1" officeooo:rsid="005ce3a3"/>
    </style:style>
    <style:style style:name="T26" style:family="text">
      <style:text-properties style:font-name="Tahoma1" officeooo:rsid="005e2d88"/>
    </style:style>
    <style:style style:name="T27" style:family="text">
      <style:text-properties style:font-name="Tahoma1" officeooo:rsid="0022ea31"/>
    </style:style>
    <style:style style:name="T28" style:family="text">
      <style:text-properties style:font-name="Tahoma1" fo:font-size="10pt" style:font-size-asian="10pt" style:font-size-complex="10pt"/>
    </style:style>
    <style:style style:name="T29" style:family="text">
      <style:text-properties style:font-name="Tahoma1" officeooo:rsid="003c053f"/>
    </style:style>
    <style:style style:name="T30" style:family="text">
      <style:text-properties officeooo:rsid="00237524"/>
    </style:style>
    <style:style style:name="T31" style:family="text">
      <style:text-properties officeooo:rsid="00254e9c"/>
    </style:style>
    <style:style style:name="T32" style:family="text">
      <style:text-properties officeooo:rsid="00268ca8"/>
    </style:style>
    <style:style style:name="T33" style:family="text">
      <style:text-properties officeooo:rsid="0029310f"/>
    </style:style>
    <style:style style:name="T34" style:family="text">
      <style:text-properties officeooo:rsid="002b3ea2"/>
    </style:style>
    <style:style style:name="T35" style:family="text">
      <style:text-properties officeooo:rsid="002b5cf5"/>
    </style:style>
    <style:style style:name="T36" style:family="text">
      <style:text-properties officeooo:rsid="002c6955"/>
    </style:style>
    <style:style style:name="T37" style:family="text">
      <style:text-properties style:text-position="super 58%"/>
    </style:style>
    <style:style style:name="T38" style:family="text">
      <style:text-properties officeooo:rsid="00293091"/>
    </style:style>
    <style:style style:name="T39" style:family="text">
      <style:text-properties fo:font-size="10pt" style:font-size-asian="10pt" style:font-size-complex="10pt"/>
    </style:style>
    <style:style style:name="T40" style:family="text">
      <style:text-properties officeooo:rsid="000a7b20"/>
    </style:style>
    <style:style style:name="T41" style:family="text">
      <style:text-properties style:font-name="Courier New" fo:font-size="9pt" style:font-size-asian="9pt" style:font-size-complex="9pt"/>
    </style:style>
    <style:style style:name="T42" style:family="text">
      <style:text-properties style:font-name="Courier New" fo:font-size="9pt" officeooo:rsid="000a7b20" style:font-size-asian="9pt" style:font-size-complex="9pt"/>
    </style:style>
    <style:style style:name="T43" style:family="text">
      <style:text-properties style:font-name="Courier New" fo:font-size="9pt" officeooo:rsid="002c6955" style:font-size-asian="9pt" style:font-size-complex="9pt"/>
    </style:style>
    <style:style style:name="T44" style:family="text">
      <style:text-properties fo:font-style="normal" style:font-style-asian="normal" style:font-style-complex="normal"/>
    </style:style>
    <style:style style:name="T45" style:family="text">
      <style:text-properties fo:font-style="normal" officeooo:rsid="002c8730" style:font-style-asian="normal" style:font-style-complex="normal"/>
    </style:style>
    <style:style style:name="T46" style:family="text">
      <style:text-properties officeooo:rsid="002c8730"/>
    </style:style>
    <style:style style:name="T47" style:family="text">
      <style:text-properties officeooo:rsid="002ec517"/>
    </style:style>
    <style:style style:name="T48" style:family="text">
      <style:text-properties officeooo:rsid="0032e165"/>
    </style:style>
    <style:style style:name="T49" style:family="text">
      <style:text-properties officeooo:rsid="00347726"/>
    </style:style>
    <style:style style:name="T50" style:family="text">
      <style:text-properties officeooo:rsid="00362a1c"/>
    </style:style>
    <style:style style:name="T51" style:family="text">
      <style:text-properties style:text-underline-style="none"/>
    </style:style>
    <style:style style:name="T52" style:family="text">
      <style:text-properties officeooo:rsid="003938ce"/>
    </style:style>
    <style:style style:name="T53" style:family="text">
      <style:text-properties officeooo:rsid="003acf2c"/>
    </style:style>
    <style:style style:name="T54" style:family="text">
      <style:text-properties officeooo:rsid="004086d4"/>
    </style:style>
    <style:style style:name="T55" style:family="text">
      <style:text-properties fo:font-size="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8cm" fo:text-indent="-0.635cm" fo:margin-left="8.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015cm" fo:text-indent="-0.635cm" fo:margin-left="9.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65cm" fo:text-indent="-0.635cm" fo:margin-left="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85cm" fo:text-indent="-0.635cm" fo:margin-left="10.2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3.088cm" fo:min-width="13.421cm" style:run-through="foreground"/>
    </style:style>
    <style:style style:name="gr3" style:family="graphic">
      <style:graphic-properties style:run-through="foreground"/>
    </style:style>
    <style:style style:name="gr4" style:family="graphic">
      <style:graphic-properties draw:stroke="none" svg:stroke-color="#3465a4" draw:fill="solid" draw:fill-color="#ffd320" draw:textarea-horizontal-align="justify" draw:textarea-vertical-align="middle" draw:auto-grow-height="false" fo:min-height="1.489cm" fo:min-width="2.584cm" style:run-through="foreground"/>
    </style:style>
    <style:style style:name="gr5" style:family="graphic">
      <style:graphic-properties draw:stroke="none" svg:stroke-color="#000000" draw:fill="none" draw:fill-color="#ffffff" fo:min-height="1.106cm" style:run-through="foreground"/>
    </style:style>
    <style:style style:name="gr6" style:family="graphic">
      <style:graphic-properties draw:stroke="none" svg:stroke-color="#3465a4" draw:fill="solid" draw:fill-color="#ffffcc" draw:textarea-horizontal-align="justify" draw:textarea-vertical-align="middle" draw:auto-grow-height="false" fo:min-height="5.918cm" fo:min-width="4.089cm" style:run-through="foreground"/>
    </style:style>
    <style:style style:name="gr7" style:family="graphic">
      <style:graphic-properties draw:stroke="none" svg:stroke-color="#000000" draw:fill="none" draw:fill-color="#ffffff" fo:min-height="0.626cm" style:run-through="foreground"/>
    </style:style>
    <style:style style:name="gr8" style:family="graphic">
      <style:graphic-properties draw:stroke="none" svg:stroke-color="#3465a4" draw:fill="solid" draw:fill-color="#ccffcc" draw:textarea-horizontal-align="justify" draw:textarea-vertical-align="middle" draw:auto-grow-height="false" fo:min-height="0.739cm" fo:min-width="2.665cm" style:run-through="foreground"/>
    </style:style>
    <style:style style:name="gr9" style:family="graphic">
      <style:graphic-properties draw:stroke="none" svg:stroke-color="#000000" draw:fill="none" draw:fill-color="#ffffff" fo:min-height="0.601cm" style:run-through="foreground"/>
    </style:style>
    <style:style style:name="gr10" style:family="graphic">
      <style:graphic-properties draw:stroke="none" svg:stroke-color="#000000" draw:fill="none" draw:fill-color="#ffffff" fo:min-height="0.866cm" style:run-through="foreground"/>
    </style:style>
    <style:style style:name="gr11" style:family="graphic">
      <style:graphic-properties draw:stroke="none" svg:stroke-color="#3465a4" draw:fill="solid" draw:fill-color="#ffd320" draw:textarea-horizontal-align="justify" draw:textarea-vertical-align="middle" draw:auto-grow-height="false" fo:min-height="0.739cm" fo:min-width="2.665cm" style:run-through="foreground"/>
    </style:style>
    <style:style style:name="gr12" style:family="graphic">
      <style:graphic-properties draw:stroke="none" svg:stroke-color="#000000" draw:fill="none" draw:fill-color="#ffffff" fo:min-height="0.577cm" style:run-through="foreground"/>
    </style:style>
    <style:style style:name="gr13" style:family="graphic">
      <style:graphic-properties draw:stroke="none" svg:stroke-color="#3465a4" draw:fill="solid" draw:fill-color="#cc9999" draw:textarea-horizontal-align="justify" draw:textarea-vertical-align="middle" draw:auto-grow-height="false" fo:min-height="1.178cm" fo:min-width="3.489cm" style:run-through="foreground"/>
    </style:style>
    <style:style style:name="gr14" style:family="graphic">
      <style:graphic-properties draw:stroke="none" svg:stroke-color="#000000" draw:fill="none" draw:fill-color="#ffffff" fo:min-height="0.697cm" style:run-through="foreground"/>
    </style:style>
    <style:style style:name="gr15" style:family="graphic">
      <style:graphic-properties draw:stroke="none" svg:stroke-color="#3465a4" draw:fill="solid" draw:fill-color="#ffffcc" draw:textarea-horizontal-align="justify" draw:textarea-vertical-align="middle" draw:auto-grow-height="false" fo:min-height="10.726cm" fo:min-width="4.738cm" style:run-through="foreground"/>
    </style:style>
    <style:style style:name="gr16" style:family="graphic">
      <style:graphic-properties draw:stroke="none" svg:stroke-color="#000000" draw:fill="none" draw:fill-color="#ffffff" fo:min-height="0.769cm" style:run-through="foreground"/>
    </style:style>
    <style:style style:name="gr17" style:family="graphic">
      <style:graphic-properties draw:stroke="none" svg:stroke-color="#000000" draw:fill="none" draw:fill-color="#ffffff" fo:min-height="0.699cm" style:run-through="foreground"/>
    </style:style>
    <style:style style:name="gr18" style:family="graphic">
      <style:graphic-properties draw:stroke="none" svg:stroke-color="#000000" draw:fill="none" draw:fill-color="#ffffff" fo:min-height="0.579cm" style:run-through="foreground"/>
    </style:style>
    <style:style style:name="gr19" style:family="graphic">
      <style:graphic-properties draw:stroke="none" svg:stroke-color="#3465a4" draw:fill="solid" draw:fill-color="#ffd320" draw:textarea-horizontal-align="justify" draw:textarea-vertical-align="middle" draw:auto-grow-height="false" fo:min-height="0.691cm" fo:min-width="2.669cm" style:run-through="foreground"/>
    </style:style>
    <style:style style:name="gr20" style:family="graphic">
      <style:graphic-properties draw:stroke="none" svg:stroke-color="#000000" draw:fill="none" draw:fill-color="#ffffff" fo:min-height="0.649cm" style:run-through="foreground"/>
    </style:style>
    <style:style style:name="gr21" style:family="graphic">
      <style:graphic-properties draw:stroke="none" svg:stroke-color="#3465a4" draw:fill="solid" draw:fill-color="#ff9900" draw:textarea-horizontal-align="justify" draw:textarea-vertical-align="middle" draw:auto-grow-height="false" fo:min-height="0.476cm" fo:min-width="0.697cm" style:run-through="foreground"/>
    </style:style>
    <style:style style:name="gr22" style:family="graphic">
      <style:graphic-properties draw:stroke="none" svg:stroke-color="#3465a4" draw:fill="solid" draw:fill-color="#66cc00" draw:textarea-horizontal-align="justify" draw:textarea-vertical-align="middle" draw:auto-grow-height="false" fo:min-height="1.443cm" fo:min-width="11.594cm" style:run-through="foreground"/>
    </style:style>
    <style:style style:name="gr23" style:family="graphic">
      <style:graphic-properties draw:stroke="none" svg:stroke-color="#000000" draw:fill="none" draw:fill-color="#ffffff" fo:min-height="0.674cm" style:run-through="foreground"/>
    </style:style>
    <style:style style:name="gr24" style:family="graphic">
      <style:graphic-properties style:run-through="back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3465a4" draw:fill="solid" draw:fill-color="#729fcf" draw:textarea-horizontal-align="justify" draw:textarea-vertical-align="middle" draw:auto-grow-height="false" fo:min-height="13.688cm" fo:min-width="17.277cm" style:run-through="background"/>
    </style:style>
    <style:style style:name="gr26" style:family="graphic">
      <style:graphic-properties style:run-through="background"/>
    </style:style>
    <style:style style:name="gr27" style:family="graphic">
      <style:graphic-properties draw:stroke="none" svg:stroke-color="#3465a4" draw:fill="solid" draw:fill-color="#ccffcc" draw:textarea-horizontal-align="justify" draw:textarea-vertical-align="middle" draw:auto-grow-height="false" fo:min-height="8.659cm" fo:min-width="1.443cm" style:run-through="background"/>
    </style:style>
    <style:style style:name="gr28" style:family="graphic">
      <style:graphic-properties draw:stroke="none" svg:stroke-color="#000000" draw:fill="none" draw:fill-color="#ffffff" fo:min-height="0.579cm" style:run-through="background"/>
    </style:style>
    <style:style style:name="gr29" style:family="graphic">
      <style:graphic-properties draw:stroke="none" svg:stroke-color="#3465a4" draw:fill="solid" draw:fill-color="#99cc99" draw:textarea-horizontal-align="justify" draw:textarea-vertical-align="middle" draw:auto-grow-height="false" fo:min-height="0.529cm" fo:min-width="0.649cm" style:run-through="background"/>
    </style:style>
    <style:style style:name="gr30" style:family="graphic">
      <style:graphic-properties draw:stroke="none" svg:stroke-color="#3465a4" draw:fill="solid" draw:fill-color="#336600" draw:textarea-horizontal-align="justify" draw:textarea-vertical-align="middle" draw:auto-grow-height="false" fo:min-height="0.529cm" fo:min-width="0.649cm" style:run-through="background"/>
    </style:style>
    <style:style style:name="gr31" style:family="graphic">
      <style:graphic-properties draw:stroke="none" svg:stroke-color="#3465a4" draw:fill="solid" draw:fill-color="#ffcc99" draw:textarea-horizontal-align="justify" draw:textarea-vertical-align="middle" draw:auto-grow-height="false" fo:min-height="1.131cm" fo:min-width="9.767cm" style:run-through="background"/>
    </style:style>
    <style:style style:name="gr32" style:family="graphic">
      <style:graphic-properties draw:stroke="none" svg:stroke-color="#000000" draw:fill="none" draw:fill-color="#ffffff" fo:min-height="0.626cm" style:run-through="background"/>
    </style:style>
    <style:style style:name="gr33" style:family="graphic">
      <style:graphic-properties draw:stroke="none" svg:stroke-color="#3465a4" draw:fill="solid" draw:fill-color="#669999" draw:textarea-horizontal-align="justify" draw:textarea-vertical-align="middle" draw:auto-grow-height="false" fo:min-height="1.226cm" fo:min-width="10.751cm" style:run-through="background"/>
    </style:style>
    <style:style style:name="gr34" style:family="graphic">
      <style:graphic-properties draw:stroke="none" svg:stroke-color="#000000" draw:fill="none" draw:fill-color="#ffffff" fo:min-height="0.697cm" style:run-through="background"/>
    </style:style>
    <style:style style:name="gr35" style:family="graphic">
      <style:graphic-properties draw:stroke="none" svg:stroke-color="#3465a4" draw:fill="solid" draw:fill-color="#dddddd" draw:textarea-horizontal-align="justify" draw:textarea-vertical-align="middle" draw:auto-grow-height="false" fo:min-height="10.848cm" fo:min-width="12.25cm" style:run-through="background"/>
    </style:style>
    <style:style style:name="gr36" style:family="graphic">
      <style:graphic-properties draw:stroke="none" svg:stroke-color="#3465a4" draw:fill="solid" draw:fill-color="#ffffcc" draw:textarea-horizontal-align="justify" draw:textarea-vertical-align="middle" draw:auto-grow-height="false" fo:min-height="6.588cm" fo:min-width="11.351cm" style:run-through="background"/>
    </style:style>
    <style:style style:name="gr37" style:family="graphic">
      <style:graphic-properties draw:stroke="none" svg:stroke-color="#000000" draw:fill="none" draw:fill-color="#ffffff" fo:min-height="1.138cm" style:run-through="background"/>
    </style:style>
    <style:style style:name="gr38" style:family="graphic">
      <style:graphic-properties draw:stroke="none" svg:stroke-color="#3465a4" draw:fill="solid" draw:fill-color="#cc99cc" draw:textarea-horizontal-align="justify" draw:textarea-vertical-align="middle" draw:auto-grow-height="false" fo:min-height="4.595cm" fo:min-width="9.813cm" style:run-through="background"/>
    </style:style>
    <style:style style:name="gr39" style:family="graphic">
      <style:graphic-properties draw:stroke="none" svg:stroke-color="#000000" draw:fill="none" draw:fill-color="#ffffff" fo:min-height="0.566cm" style:run-through="background"/>
    </style:style>
    <style:style style:name="gr40" style:family="graphic">
      <style:graphic-properties draw:stroke="none" svg:stroke-color="#3465a4" draw:fill="solid" draw:fill-color="#3399ff" draw:textarea-horizontal-align="justify" draw:textarea-vertical-align="middle" draw:auto-grow-height="false" fo:min-height="0.529cm" fo:min-width="2.718cm" style:run-through="background"/>
    </style:style>
    <style:style style:name="gr41" style:family="graphic">
      <style:graphic-properties draw:stroke="none" svg:stroke-color="#000000" draw:fill="none" draw:fill-color="#ffffff" fo:min-height="0.529cm" style:run-through="background"/>
    </style:style>
    <style:style style:name="gr42" style:family="graphic">
      <style:graphic-properties draw:stroke="none" svg:stroke-color="#3465a4" draw:fill="solid" draw:fill-color="#b2b2b2" draw:textarea-horizontal-align="justify" draw:textarea-vertical-align="middle" draw:auto-grow-height="false" fo:min-height="4.595cm" fo:min-width="9.813cm" style:run-through="background"/>
    </style:style>
    <style:style style:name="gr43" style:family="graphic">
      <style:graphic-properties draw:stroke="none" svg:stroke-color="#000000" draw:fill="none" draw:fill-color="#ffffff" fo:min-height="0.975cm" style:run-through="background"/>
    </style:style>
    <style:style style:name="gr44" style:family="graphic">
      <style:graphic-properties draw:stroke="none" svg:stroke-color="#000000" draw:fill="none" draw:fill-color="#ffffff" fo:min-height="0.714cm" style:run-through="background"/>
    </style:style>
    <style:style style:name="gr45" style:family="graphic">
      <style:graphic-properties draw:stroke="none" svg:stroke-color="#3465a4" draw:fill="solid" draw:fill-color="#00cccc" draw:textarea-horizontal-align="justify" draw:textarea-vertical-align="middle" draw:auto-grow-height="false" fo:min-height="1.27cm" fo:min-width="12.197cm" style:run-through="background"/>
    </style:style>
    <style:style style:name="gr46" style:family="graphic">
      <style:graphic-properties draw:stroke="none" svg:stroke-color="#000000" draw:fill="none" draw:fill-color="#ffffff" fo:min-height="0.926cm" style:run-through="background"/>
    </style:style>
    <style:style style:name="gr47" style:family="graphic">
      <style:graphic-properties draw:stroke="none" svg:stroke-color="#3465a4" draw:fill="solid" draw:fill-color="#99cccc" draw:textarea-horizontal-align="justify" draw:textarea-vertical-align="middle" draw:auto-grow-height="false" fo:min-height="6.773cm" fo:min-width="1.138cm" style:run-through="background"/>
    </style:style>
    <style:style style:name="gr48" style:family="graphic">
      <style:graphic-properties draw:stroke="none" svg:stroke-color="#000000" draw:fill="none" draw:fill-color="#ffffff" fo:min-height="2.805cm" style:run-through="background"/>
    </style:style>
    <style:style style:name="gr49" style:family="graphic">
      <style:graphic-properties draw:textarea-horizontal-align="justify" draw:textarea-vertical-align="middle" draw:auto-grow-height="false" fo:min-height="13.088cm" fo:min-width="13.42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3465a4" draw:fill="solid" draw:fill-color="#ffd320" draw:textarea-horizontal-align="justify" draw:textarea-vertical-align="middle" draw:auto-grow-height="false" fo:min-height="0.882cm" fo:min-width="11.834cm" style:run-through="foreground"/>
    </style:style>
    <style:style style:name="gr51" style:family="graphic">
      <style:graphic-properties draw:stroke="none" svg:stroke-color="#000000" draw:fill="none" draw:fill-color="#ffffff" fo:min-height="0.429cm" style:run-through="foreground"/>
    </style:style>
    <style:style style:name="gr52" style:family="graphic">
      <style:graphic-properties draw:stroke="none" svg:stroke-color="#3465a4" draw:fill="solid" draw:fill-color="#ccffcc" draw:textarea-horizontal-align="justify" draw:textarea-vertical-align="middle" draw:auto-grow-height="false" fo:min-height="0.739cm" fo:min-width="9.447cm" style:run-through="foreground"/>
    </style:style>
    <style:style style:name="gr53" style:family="graphic">
      <style:graphic-properties draw:stroke="none" svg:stroke-color="#3465a4" draw:fill="solid" draw:fill-color="#cc9999" draw:textarea-horizontal-align="justify" draw:textarea-vertical-align="middle" draw:auto-grow-height="false" fo:min-height="3.646cm" fo:min-width="8.396cm" style:run-through="foreground"/>
    </style:style>
    <style:style style:name="gr54" style:family="graphic">
      <style:graphic-properties draw:stroke="none" svg:stroke-color="#000000" draw:fill="none" draw:fill-color="#ffffff" fo:min-height="2.15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hier des charges – fonctionnalités<text:bookmark text:name="Index"/></text:p>
      <text:p text:style-name="P2"/>
      <text:p text:style-name="P17">À voir / À faire</text:p>
      <text:p text:style-name="P2"><text:tab/><text:span text:style-name="T54">Modification de la recherche du dernier ID, ne plus le faire à partir du dernier ID mais de la valeur concernée (voir page connexion)</text:span></text:p>
      <text:p text:style-name="P2"/>
      <text:p text:style-name="P2"/>
      <text:p text:style-name="P9"><text:span text:style-name="T2">Descriptif / </text:span><text:span text:style-name="T6">fonctionnalités</text:span><text:span text:style-name="T2"> <text:s/>- <text:s/>Maquette – </text:span><text:span text:style-name="T5">Charte graphique</text:span> <text:s/>- <text:s/><text:span text:style-name="T3">B</text:span><text:span text:style-name="T4">alise</text:span><text:span text:style-name="T8"> <text:s/>-</text:span> <text:s/><text:span text:style-name="T4">Liens</text:span><text:span text:style-name="T8"> <text:s/>- <text:s/></text:span><text:span text:style-name="T2">Dépendance - </text:span><text:span text:style-name="T7">Exception</text:span> – <text:span text:style-name="T2">Base de donnée</text:span><text:span text:style-name="T9"> – </text:span><text:span text:style-name="T5">Balise méta</text:span></text:p>
      <text:p text:style-name="P15"/>
      <text:p text:style-name="P1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2">J</text:p>
          </table:table-cell>
          <table:table-cell table:style-name="Tableau1.B1" office:value-type="string">
            <text:p text:style-name="P73">Pas de souci</text:p>
          </table:table-cell>
          <table:table-cell table:style-name="Tableau1.C1" office:value-type="string">
            <text:p text:style-name="P12">K</text:p>
          </table:table-cell>
          <table:table-cell table:style-name="Tableau1.B1" office:value-type="string">
            <text:p text:style-name="P73">Connaissances à voir</text:p>
          </table:table-cell>
          <table:table-cell table:style-name="Tableau1.E1" office:value-type="string">
            <text:p text:style-name="P12">L</text:p>
          </table:table-cell>
          <table:table-cell table:style-name="Tableau1.F1" office:value-type="string">
            <text:p text:style-name="P73">Solution à trouver</text:p>
          </table:table-cell>
        </table:table-row>
      </table:table>
      <text:p text:style-name="P2">Une page de code peut-être fini, mais n’est pas en production car ces dépendances ne sont pas finies.</text:p>
      <text:p text:style-name="P2"/>
      <text:p text:style-name="P4"/>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7" office:value-type="string">
            <text:p text:style-name="P72">Developpement</text:p>
          </table:table-cell>
          <table:covered-table-cell/>
          <table:covered-table-cell/>
          <table:covered-table-cell/>
          <table:covered-table-cell/>
          <table:covered-table-cell/>
          <table:covered-table-cell/>
        </table:table-row>
        <table:table-row table:style-name="Tableau3.1">
          <table:table-cell table:style-name="Tableau3.A2" table:number-rows-spanned="2" office:value-type="string">
            <text:p text:style-name="P67">Page</text:p>
          </table:table-cell>
          <table:table-cell table:style-name="Tableau3.B2" table:number-columns-spanned="2" office:value-type="string">
            <text:p text:style-name="P67">Documentation</text:p>
          </table:table-cell>
          <table:covered-table-cell/>
          <table:table-cell table:style-name="Tableau3.D2" table:number-columns-spanned="2" office:value-type="string">
            <text:p text:style-name="P67">Code</text:p>
          </table:table-cell>
          <table:covered-table-cell/>
          <table:table-cell table:style-name="Tableau3.F2" table:number-columns-spanned="2" office:value-type="string">
            <text:p text:style-name="P67">Production</text:p>
          </table:table-cell>
          <table:covered-table-cell/>
        </table:table-row>
        <table:table-row>
          <table:covered-table-cell/>
          <table:table-cell table:style-name="Tableau3.B2" office:value-type="string">
            <text:p text:style-name="P80">En cours</text:p>
          </table:table-cell>
          <table:table-cell table:style-name="Tableau3.B2" office:value-type="string">
            <text:p text:style-name="P85">Mise à jour</text:p>
          </table:table-cell>
          <table:table-cell table:style-name="Tableau3.D2" office:value-type="string">
            <text:p text:style-name="P80">En cours</text:p>
          </table:table-cell>
          <table:table-cell table:style-name="Tableau3.D2" office:value-type="string">
            <text:p text:style-name="P80">Fini</text:p>
          </table:table-cell>
          <table:table-cell table:style-name="Tableau3.F3" office:value-type="string">
            <text:p text:style-name="P80">Test</text:p>
          </table:table-cell>
          <table:table-cell table:style-name="Tableau3.F2" office:value-type="string">
            <text:p text:style-name="P80">Exploitation</text:p>
          </table:table-cell>
        </table:table-row>
        <table:table-row>
          <table:table-cell table:style-name="Tableau3.A5" office:value-type="string">
            <text:p text:style-name="P83"><text:a xlink:type="simple" xlink:href="#Convention" text:style-name="Internet_20_link" text:visited-style-name="Visited_20_Internet_20_Link">Convention</text:a></text:p>
          </table:table-cell>
          <table:table-cell table:style-name="Tableau3.B5" office:value-type="string">
            <text:p text:style-name="P78"/>
          </table:table-cell>
          <table:table-cell table:style-name="Tableau3.F3" office:value-type="string">
            <text:p text:style-name="P13">J</text:p>
          </table:table-cell>
          <table:table-cell table:style-name="Tableau3.D4" office:value-type="string">
            <text:p text:style-name="P78"/>
          </table:table-cell>
          <table:table-cell table:style-name="Tableau3.E5" office:value-type="string">
            <text:p text:style-name="P78"/>
          </table:table-cell>
          <table:table-cell table:style-name="Tableau3.F5" office:value-type="string">
            <text:p text:style-name="P78"/>
          </table:table-cell>
          <table:table-cell table:style-name="Tableau3.G5" office:value-type="string">
            <text:p text:style-name="P78"/>
          </table:table-cell>
        </table:table-row>
        <table:table-row>
          <table:table-cell table:style-name="Tableau3.A5" office:value-type="string">
            <text:p text:style-name="P84"><text:a xlink:type="simple" xlink:href="#Exception" text:style-name="Internet_20_link" text:visited-style-name="Visited_20_Internet_20_Link">Exception</text:a></text:p>
          </table:table-cell>
          <table:table-cell table:style-name="Tableau3.B5" office:value-type="string">
            <text:p text:style-name="P78"/>
          </table:table-cell>
          <table:table-cell table:style-name="Tableau3.C5" office:value-type="string">
            <text:p text:style-name="P13">J</text:p>
          </table:table-cell>
          <table:table-cell table:style-name="Tableau3.D5" office:value-type="string">
            <text:p text:style-name="P13">K</text:p>
          </table:table-cell>
          <table:table-cell table:style-name="Tableau3.E5" office:value-type="string">
            <text:p text:style-name="P78"/>
          </table:table-cell>
          <table:table-cell table:style-name="Tableau3.F5" office:value-type="string">
            <text:p text:style-name="P78"/>
          </table:table-cell>
          <table:table-cell table:style-name="Tableau3.G5" office:value-type="string">
            <text:p text:style-name="P78"/>
          </table:table-cell>
        </table:table-row>
        <table:table-row>
          <table:table-cell table:style-name="Tableau3.A6" office:value-type="string">
            <text:p text:style-name="P84"><text:a xlink:type="simple" xlink:href="#sécurité" text:style-name="Internet_20_link" text:visited-style-name="Visited_20_Internet_20_Link">Sécurité</text:a></text:p>
          </table:table-cell>
          <table:table-cell table:style-name="Tableau3.B6" office:value-type="string">
            <text:p text:style-name="P78"/>
          </table:table-cell>
          <table:table-cell table:style-name="Tableau3.C6" office:value-type="string">
            <text:p text:style-name="P13">J</text:p>
          </table:table-cell>
          <table:table-cell table:style-name="Tableau3.D6" office:value-type="string">
            <text:p text:style-name="P13"/>
          </table:table-cell>
          <table:table-cell table:style-name="Tableau3.E6" office:value-type="string">
            <text:p text:style-name="P14">K</text:p>
          </table:table-cell>
          <table:table-cell table:style-name="Tableau3.F6" office:value-type="string">
            <text:p text:style-name="P78"/>
          </table:table-cell>
          <table:table-cell table:style-name="Tableau3.G6" office:value-type="string">
            <text:p text:style-name="P78"/>
          </table:table-cell>
        </table:table-row>
        <table:table-row>
          <table:table-cell table:style-name="Tableau3.A7" office:value-type="string">
            <text:p text:style-name="P78"/>
          </table:table-cell>
          <table:table-cell table:style-name="Tableau3.B7" office:value-type="string">
            <text:p text:style-name="P78"/>
          </table:table-cell>
          <table:table-cell table:style-name="Tableau3.C7" office:value-type="string">
            <text:p text:style-name="P78"/>
          </table:table-cell>
          <table:table-cell table:style-name="Tableau3.D7" office:value-type="string">
            <text:p text:style-name="P78"/>
          </table:table-cell>
          <table:table-cell table:style-name="Tableau3.E7" office:value-type="string">
            <text:p text:style-name="P78"/>
          </table:table-cell>
          <table:table-cell table:style-name="Tableau3.F7" office:value-type="string">
            <text:p text:style-name="P78"/>
          </table:table-cell>
          <table:table-cell table:style-name="Tableau3.G7" office:value-type="string">
            <text:p text:style-name="P78"/>
          </table:table-cell>
        </table:table-row>
      </table:table>
      <text:p text:style-name="P4"/>
      <text:p text:style-name="P2"/>
      <text:p text:style-name="P2"/>
      <text:p text:style-name="P2"/>
      <text:p text:style-name="P2"/>
      <table:table table:name="FrontEnd" table:style-name="FrontEnd" table:template-name="Style par défaut">
        <table:table-column table:style-name="FrontEnd.A"/>
        <table:table-column table:style-name="FrontEnd.B"/>
        <table:table-column table:style-name="FrontEnd.C"/>
        <table:table-column table:style-name="FrontEnd.D"/>
        <table:table-column table:style-name="FrontEnd.E"/>
        <table:table-column table:style-name="FrontEnd.F"/>
        <table:table-column table:style-name="FrontEnd.G"/>
        <table:table-row table:style-name="FrontEnd.1">
          <table:table-cell table:style-name="FrontEnd.A1" table:number-columns-spanned="7" office:value-type="string">
            <text:p text:style-name="P71">Front End</text:p>
          </table:table-cell>
          <table:covered-table-cell/>
          <table:covered-table-cell/>
          <table:covered-table-cell/>
          <table:covered-table-cell/>
          <table:covered-table-cell/>
          <table:covered-table-cell/>
        </table:table-row>
        <table:table-row table:style-name="FrontEnd.1">
          <table:table-cell table:style-name="FrontEnd.A2" table:number-rows-spanned="2" office:value-type="string">
            <text:p text:style-name="P69">Page</text:p>
          </table:table-cell>
          <table:table-cell table:style-name="FrontEnd.B2" table:number-columns-spanned="2" office:value-type="string">
            <text:p text:style-name="P69">Documentation</text:p>
          </table:table-cell>
          <table:covered-table-cell/>
          <table:table-cell table:style-name="FrontEnd.D2" table:number-columns-spanned="2" office:value-type="string">
            <text:p text:style-name="P69">Code</text:p>
          </table:table-cell>
          <table:covered-table-cell/>
          <table:table-cell table:style-name="FrontEnd.F2" table:number-columns-spanned="2" office:value-type="string">
            <text:p text:style-name="P69">Production</text:p>
          </table:table-cell>
          <table:covered-table-cell/>
        </table:table-row>
        <table:table-row>
          <table:covered-table-cell/>
          <table:table-cell table:style-name="FrontEnd.B2" office:value-type="string">
            <text:p text:style-name="P82">En cours</text:p>
          </table:table-cell>
          <table:table-cell table:style-name="FrontEnd.B2" office:value-type="string">
            <text:p text:style-name="P85">Mise à jour</text:p>
          </table:table-cell>
          <table:table-cell table:style-name="FrontEnd.D2" office:value-type="string">
            <text:p text:style-name="P82">En cours</text:p>
          </table:table-cell>
          <table:table-cell table:style-name="FrontEnd.D2" office:value-type="string">
            <text:p text:style-name="P82">Fini</text:p>
          </table:table-cell>
          <table:table-cell table:style-name="FrontEnd.F3" office:value-type="string">
            <text:p text:style-name="P82">Test</text:p>
          </table:table-cell>
          <table:table-cell table:style-name="FrontEnd.F2" office:value-type="string">
            <text:p text:style-name="P82">Exploitation</text:p>
          </table:table-cell>
        </table:table-row>
        <table:table-row>
          <table:table-cell table:style-name="FrontEnd.A4" office:value-type="string">
            <text:p text:style-name="P74"><text:a xlink:type="simple" xlink:href="#Accueil" text:style-name="Internet_20_link" text:visited-style-name="Visited_20_Internet_20_Link"><text:span text:style-name="T28">Accueil / index.php</text:span></text:a></text:p>
          </table:table-cell>
          <table:table-cell table:style-name="FrontEnd.B4" office:value-type="string">
            <text:p text:style-name="P77"/>
          </table:table-cell>
          <table:table-cell table:style-name="FrontEnd.F3" office:value-type="string">
            <text:p text:style-name="P13">J</text:p>
          </table:table-cell>
          <table:table-cell table:style-name="FrontEnd.F3" office:value-type="string">
            <text:p text:style-name="P14">J</text:p>
          </table:table-cell>
          <table:table-cell table:style-name="FrontEnd.E4" office:value-type="string">
            <text:p text:style-name="P77"/>
          </table:table-cell>
          <table:table-cell table:style-name="FrontEnd.F3" office:value-type="string">
            <text:p text:style-name="P14">J</text:p>
          </table:table-cell>
          <table:table-cell table:style-name="FrontEnd.G4" office:value-type="string">
            <text:p text:style-name="P77"/>
          </table:table-cell>
        </table:table-row>
        <table:table-row table:style-name="FrontEnd.1">
          <table:table-cell table:style-name="FrontEnd.A5" office:value-type="string">
            <text:p text:style-name="P77"/>
          </table:table-cell>
          <table:table-cell table:style-name="FrontEnd.B5" office:value-type="string">
            <text:p text:style-name="P77"/>
          </table:table-cell>
          <table:table-cell table:style-name="FrontEnd.C5" office:value-type="string">
            <text:p text:style-name="P77"/>
          </table:table-cell>
          <table:table-cell table:style-name="FrontEnd.D5" office:value-type="string">
            <text:p text:style-name="P77"/>
          </table:table-cell>
          <table:table-cell table:style-name="FrontEnd.E5" office:value-type="string">
            <text:p text:style-name="P77"/>
          </table:table-cell>
          <table:table-cell table:style-name="FrontEnd.F5" office:value-type="string">
            <text:p text:style-name="P77"/>
          </table:table-cell>
          <table:table-cell table:style-name="FrontEnd.G5" office:value-type="string">
            <text:p text:style-name="P77"/>
          </table:table-cell>
        </table:table-row>
        <table:table-row>
          <table:table-cell table:style-name="FrontEnd.A6" office:value-type="string">
            <text:p text:style-name="P76"><text:a xlink:type="simple" xlink:href="#Forum" text:style-name="Internet_20_link" text:visited-style-name="Visited_20_Internet_20_Link"><text:span text:style-name="T28">Forum</text:span></text:a></text:p>
          </table:table-cell>
          <table:table-cell table:style-name="FrontEnd.B6" office:value-type="string">
            <text:p text:style-name="P13">J</text:p>
          </table:table-cell>
          <table:table-cell table:style-name="FrontEnd.C6" office:value-type="string">
            <text:p text:style-name="P77"/>
          </table:table-cell>
          <table:table-cell table:style-name="FrontEnd.D6" office:value-type="string">
            <text:p text:style-name="P14">J</text:p>
          </table:table-cell>
          <table:table-cell table:style-name="FrontEnd.E6" office:value-type="string">
            <text:p text:style-name="P77"/>
          </table:table-cell>
          <table:table-cell table:style-name="FrontEnd.F6" office:value-type="string">
            <text:p text:style-name="P77"/>
          </table:table-cell>
          <table:table-cell table:style-name="FrontEnd.G6" office:value-type="string">
            <text:p text:style-name="P77"/>
          </table:table-cell>
        </table:table-row>
        <table:table-row>
          <table:table-cell table:style-name="FrontEnd.A7" office:value-type="string">
            <text:p text:style-name="P75"><text:a xlink:type="simple" xlink:href="#Connexion" text:style-name="Internet_20_link" text:visited-style-name="Visited_20_Internet_20_Link"><text:span text:style-name="T28">Connexion / inscription</text:span></text:a></text:p>
          </table:table-cell>
          <table:table-cell table:style-name="FrontEnd.B7" office:value-type="string">
            <text:p text:style-name="P77"/>
          </table:table-cell>
          <table:table-cell table:style-name="FrontEnd.F3" office:value-type="string">
            <text:p text:style-name="P13">J</text:p>
          </table:table-cell>
          <table:table-cell table:style-name="FrontEnd.A2" office:value-type="string">
            <text:p text:style-name="P13"/>
          </table:table-cell>
          <table:table-cell table:style-name="FrontEnd.E7" office:value-type="string">
            <text:p text:style-name="P14">K L</text:p>
          </table:table-cell>
          <table:table-cell table:style-name="FrontEnd.F7" office:value-type="string">
            <text:p text:style-name="P14">J</text:p>
          </table:table-cell>
          <table:table-cell table:style-name="FrontEnd.G7" office:value-type="string">
            <text:p text:style-name="P77"/>
          </table:table-cell>
        </table:table-row>
        <table:table-row>
          <table:table-cell table:style-name="FrontEnd.A8" office:value-type="string">
            <text:p text:style-name="P77"/>
          </table:table-cell>
          <table:table-cell table:style-name="FrontEnd.B8" office:value-type="string">
            <text:p text:style-name="P77"/>
          </table:table-cell>
          <table:table-cell table:style-name="FrontEnd.C8" office:value-type="string">
            <text:p text:style-name="P77"/>
          </table:table-cell>
          <table:table-cell table:style-name="FrontEnd.D8" office:value-type="string">
            <text:p text:style-name="P77"/>
          </table:table-cell>
          <table:table-cell table:style-name="FrontEnd.E8" office:value-type="string">
            <text:p text:style-name="P77"/>
          </table:table-cell>
          <table:table-cell table:style-name="FrontEnd.F8" office:value-type="string">
            <text:p text:style-name="P77"/>
          </table:table-cell>
          <table:table-cell table:style-name="FrontEnd.G8" office:value-type="string">
            <text:p text:style-name="P77"/>
          </table:table-cell>
        </table:table-row>
        <table:table-row>
          <table:table-cell table:style-name="FrontEnd.A9" office:value-type="string">
            <text:p text:style-name="P77"/>
          </table:table-cell>
          <table:table-cell table:style-name="FrontEnd.B9" office:value-type="string">
            <text:p text:style-name="P77"/>
          </table:table-cell>
          <table:table-cell table:style-name="FrontEnd.C9" office:value-type="string">
            <text:p text:style-name="P77"/>
          </table:table-cell>
          <table:table-cell table:style-name="FrontEnd.D9" office:value-type="string">
            <text:p text:style-name="P77"/>
          </table:table-cell>
          <table:table-cell table:style-name="FrontEnd.E9" office:value-type="string">
            <text:p text:style-name="P77"/>
          </table:table-cell>
          <table:table-cell table:style-name="FrontEnd.F9" office:value-type="string">
            <text:p text:style-name="P77"/>
          </table:table-cell>
          <table:table-cell table:style-name="FrontEnd.G9" office:value-type="string">
            <text:p text:style-name="P77"/>
          </table:table-cell>
        </table:table-row>
        <table:table-row>
          <table:table-cell table:style-name="FrontEnd.A10" office:value-type="string">
            <text:p text:style-name="P77"/>
          </table:table-cell>
          <table:table-cell table:style-name="FrontEnd.B10" office:value-type="string">
            <text:p text:style-name="P77"/>
          </table:table-cell>
          <table:table-cell table:style-name="FrontEnd.C10" office:value-type="string">
            <text:p text:style-name="P77"/>
          </table:table-cell>
          <table:table-cell table:style-name="FrontEnd.D10" office:value-type="string">
            <text:p text:style-name="P77"/>
          </table:table-cell>
          <table:table-cell table:style-name="FrontEnd.E10" office:value-type="string">
            <text:p text:style-name="P77"/>
          </table:table-cell>
          <table:table-cell table:style-name="FrontEnd.F10" office:value-type="string">
            <text:p text:style-name="P77"/>
          </table:table-cell>
          <table:table-cell table:style-name="FrontEnd.G10" office:value-type="string">
            <text:p text:style-name="P77"/>
          </table:table-cell>
        </table:table-row>
        <table:table-row>
          <table:table-cell table:style-name="FrontEnd.A11" office:value-type="string">
            <text:p text:style-name="P77"/>
          </table:table-cell>
          <table:table-cell table:style-name="FrontEnd.B11" office:value-type="string">
            <text:p text:style-name="P77"/>
          </table:table-cell>
          <table:table-cell table:style-name="FrontEnd.C11" office:value-type="string">
            <text:p text:style-name="P77"/>
          </table:table-cell>
          <table:table-cell table:style-name="FrontEnd.D11" office:value-type="string">
            <text:p text:style-name="P77"/>
          </table:table-cell>
          <table:table-cell table:style-name="FrontEnd.E11" office:value-type="string">
            <text:p text:style-name="P77"/>
          </table:table-cell>
          <table:table-cell table:style-name="FrontEnd.F11" office:value-type="string">
            <text:p text:style-name="P77"/>
          </table:table-cell>
          <table:table-cell table:style-name="FrontEnd.G11" office:value-type="string">
            <text:p text:style-name="P77"/>
          </table:table-cell>
        </table:table-row>
        <table:table-row>
          <table:table-cell table:style-name="FrontEnd.A12" office:value-type="string">
            <text:p text:style-name="P77"/>
          </table:table-cell>
          <table:table-cell table:style-name="FrontEnd.B12" office:value-type="string">
            <text:p text:style-name="P77"/>
          </table:table-cell>
          <table:table-cell table:style-name="FrontEnd.C12" office:value-type="string">
            <text:p text:style-name="P77"/>
          </table:table-cell>
          <table:table-cell table:style-name="FrontEnd.D12" office:value-type="string">
            <text:p text:style-name="P77"/>
          </table:table-cell>
          <table:table-cell table:style-name="FrontEnd.E12" office:value-type="string">
            <text:p text:style-name="P77"/>
          </table:table-cell>
          <table:table-cell table:style-name="FrontEnd.F12" office:value-type="string">
            <text:p text:style-name="P77"/>
          </table:table-cell>
          <table:table-cell table:style-name="FrontEnd.G12" office:value-type="string">
            <text:p text:style-name="P77"/>
          </table:table-cell>
        </table:table-row>
      </table:table>
      <text:p text:style-name="P2"/>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ext:soft-page-break/>
          <table:table-row table:style-name="Tableau2.1">
            <table:table-cell table:style-name="Tableau2.A1" table:number-columns-spanned="7" office:value-type="string">
              <text:p text:style-name="P70"><text:span text:style-name="T10">Back</text:span> End</text:p>
            </table:table-cell>
            <table:covered-table-cell/>
            <table:covered-table-cell/>
            <table:covered-table-cell/>
            <table:covered-table-cell/>
            <table:covered-table-cell/>
            <table:covered-table-cell/>
          </table:table-row>
          <table:table-row table:style-name="Tableau2.1">
            <table:table-cell table:style-name="Tableau2.A2" table:number-rows-spanned="2" office:value-type="string">
              <text:p text:style-name="P68">Page</text:p>
            </table:table-cell>
            <table:table-cell table:style-name="Tableau2.B2" table:number-columns-spanned="2" office:value-type="string">
              <text:p text:style-name="P68">Documentation</text:p>
            </table:table-cell>
            <table:covered-table-cell/>
            <table:table-cell table:style-name="Tableau2.D2" table:number-columns-spanned="2" office:value-type="string">
              <text:p text:style-name="P68">Code</text:p>
            </table:table-cell>
            <table:covered-table-cell/>
            <table:table-cell table:style-name="Tableau2.F2" table:number-columns-spanned="2" office:value-type="string">
              <text:p text:style-name="P68">Production</text:p>
            </table:table-cell>
            <table:covered-table-cell/>
          </table:table-row>
          <table:table-row>
            <table:covered-table-cell/>
            <table:table-cell table:style-name="Tableau2.B2" office:value-type="string">
              <text:p text:style-name="P81">En cours</text:p>
            </table:table-cell>
            <table:table-cell table:style-name="Tableau2.B2" office:value-type="string">
              <text:p text:style-name="P81">Fini</text:p>
            </table:table-cell>
            <table:table-cell table:style-name="Tableau2.D2" office:value-type="string">
              <text:p text:style-name="P81">En cours</text:p>
            </table:table-cell>
            <table:table-cell table:style-name="Tableau2.D2" office:value-type="string">
              <text:p text:style-name="P81">Fini</text:p>
            </table:table-cell>
            <table:table-cell table:style-name="Tableau2.F3" office:value-type="string">
              <text:p text:style-name="P81">Test</text:p>
            </table:table-cell>
            <table:table-cell table:style-name="Tableau2.F2" office:value-type="string">
              <text:p text:style-name="P81">Exploitation</text:p>
            </table:table-cell>
          </table:table-row>
        </table:table-header-rows>
        <table:table-row>
          <table:table-cell table:style-name="Tableau2.A4" office:value-type="string">
            <text:p text:style-name="P79"/>
          </table:table-cell>
          <table:table-cell table:style-name="Tableau2.B4" office:value-type="string">
            <text:p text:style-name="P79"/>
          </table:table-cell>
          <table:table-cell table:style-name="Tableau2.C4" office:value-type="string">
            <text:p text:style-name="P79"/>
          </table:table-cell>
          <table:table-cell table:style-name="Tableau2.D4" office:value-type="string">
            <text:p text:style-name="P79"/>
          </table:table-cell>
          <table:table-cell table:style-name="Tableau2.E4" office:value-type="string">
            <text:p text:style-name="P79"/>
          </table:table-cell>
          <table:table-cell table:style-name="Tableau2.F4" office:value-type="string">
            <text:p text:style-name="P79"/>
          </table:table-cell>
          <table:table-cell table:style-name="Tableau2.G4" office:value-type="string">
            <text:p text:style-name="P79"/>
          </table:table-cell>
        </table:table-row>
        <table:table-row>
          <table:table-cell table:style-name="Tableau2.A5" office:value-type="string">
            <text:p text:style-name="P79"/>
          </table:table-cell>
          <table:table-cell table:style-name="Tableau2.B5" office:value-type="string">
            <text:p text:style-name="P79"/>
          </table:table-cell>
          <table:table-cell table:style-name="Tableau2.C5" office:value-type="string">
            <text:p text:style-name="P79"/>
          </table:table-cell>
          <table:table-cell table:style-name="Tableau2.D5" office:value-type="string">
            <text:p text:style-name="P79"/>
          </table:table-cell>
          <table:table-cell table:style-name="Tableau2.E5" office:value-type="string">
            <text:p text:style-name="P79"/>
          </table:table-cell>
          <table:table-cell table:style-name="Tableau2.F5" office:value-type="string">
            <text:p text:style-name="P79"/>
          </table:table-cell>
          <table:table-cell table:style-name="Tableau2.G5" office:value-type="string">
            <text:p text:style-name="P79"/>
          </table:table-cell>
        </table:table-row>
        <table:table-row>
          <table:table-cell table:style-name="Tableau2.A6" office:value-type="string">
            <text:p text:style-name="P79"/>
          </table:table-cell>
          <table:table-cell table:style-name="Tableau2.B6" office:value-type="string">
            <text:p text:style-name="P79"/>
          </table:table-cell>
          <table:table-cell table:style-name="Tableau2.C6" office:value-type="string">
            <text:p text:style-name="P79"/>
          </table:table-cell>
          <table:table-cell table:style-name="Tableau2.D6" office:value-type="string">
            <text:p text:style-name="P79"/>
          </table:table-cell>
          <table:table-cell table:style-name="Tableau2.E6" office:value-type="string">
            <text:p text:style-name="P79"/>
          </table:table-cell>
          <table:table-cell table:style-name="Tableau2.F6" office:value-type="string">
            <text:p text:style-name="P79"/>
          </table:table-cell>
          <table:table-cell table:style-name="Tableau2.G6" office:value-type="string">
            <text:p text:style-name="P79"/>
          </table:table-cell>
        </table:table-row>
        <table:table-row>
          <table:table-cell table:style-name="Tableau2.A7" office:value-type="string">
            <text:p text:style-name="P79"/>
          </table:table-cell>
          <table:table-cell table:style-name="Tableau2.B7" office:value-type="string">
            <text:p text:style-name="P79"/>
          </table:table-cell>
          <table:table-cell table:style-name="Tableau2.C7" office:value-type="string">
            <text:p text:style-name="P79"/>
          </table:table-cell>
          <table:table-cell table:style-name="Tableau2.D7" office:value-type="string">
            <text:p text:style-name="P79"/>
          </table:table-cell>
          <table:table-cell table:style-name="Tableau2.E7" office:value-type="string">
            <text:p text:style-name="P79"/>
          </table:table-cell>
          <table:table-cell table:style-name="Tableau2.F7" office:value-type="string">
            <text:p text:style-name="P79"/>
          </table:table-cell>
          <table:table-cell table:style-name="Tableau2.G7" office:value-type="string">
            <text:p text:style-name="P79"/>
          </table:table-cell>
        </table:table-row>
        <table:table-row>
          <table:table-cell table:style-name="Tableau2.A8" office:value-type="string">
            <text:p text:style-name="P79"/>
          </table:table-cell>
          <table:table-cell table:style-name="Tableau2.B8" office:value-type="string">
            <text:p text:style-name="P79"/>
          </table:table-cell>
          <table:table-cell table:style-name="Tableau2.C8" office:value-type="string">
            <text:p text:style-name="P79"/>
          </table:table-cell>
          <table:table-cell table:style-name="Tableau2.D8" office:value-type="string">
            <text:p text:style-name="P79"/>
          </table:table-cell>
          <table:table-cell table:style-name="Tableau2.E8" office:value-type="string">
            <text:p text:style-name="P79"/>
          </table:table-cell>
          <table:table-cell table:style-name="Tableau2.F8" office:value-type="string">
            <text:p text:style-name="P79"/>
          </table:table-cell>
          <table:table-cell table:style-name="Tableau2.G8" office:value-type="string">
            <text:p text:style-name="P79"/>
          </table:table-cell>
        </table:table-row>
        <table:table-row>
          <table:table-cell table:style-name="Tableau2.A9" office:value-type="string">
            <text:p text:style-name="P79"/>
          </table:table-cell>
          <table:table-cell table:style-name="Tableau2.B9" office:value-type="string">
            <text:p text:style-name="P79"/>
          </table:table-cell>
          <table:table-cell table:style-name="Tableau2.C9" office:value-type="string">
            <text:p text:style-name="P79"/>
          </table:table-cell>
          <table:table-cell table:style-name="Tableau2.D9" office:value-type="string">
            <text:p text:style-name="P79"/>
          </table:table-cell>
          <table:table-cell table:style-name="Tableau2.E9" office:value-type="string">
            <text:p text:style-name="P79"/>
          </table:table-cell>
          <table:table-cell table:style-name="Tableau2.F9" office:value-type="string">
            <text:p text:style-name="P79"/>
          </table:table-cell>
          <table:table-cell table:style-name="Tableau2.G9" office:value-type="string">
            <text:p text:style-name="P79"/>
          </table:table-cell>
        </table:table-row>
        <table:table-row>
          <table:table-cell table:style-name="Tableau2.A10" office:value-type="string">
            <text:p text:style-name="P79"/>
          </table:table-cell>
          <table:table-cell table:style-name="Tableau2.B10" office:value-type="string">
            <text:p text:style-name="P79"/>
          </table:table-cell>
          <table:table-cell table:style-name="Tableau2.C10" office:value-type="string">
            <text:p text:style-name="P79"/>
          </table:table-cell>
          <table:table-cell table:style-name="Tableau2.D10" office:value-type="string">
            <text:p text:style-name="P79"/>
          </table:table-cell>
          <table:table-cell table:style-name="Tableau2.E10" office:value-type="string">
            <text:p text:style-name="P79"/>
          </table:table-cell>
          <table:table-cell table:style-name="Tableau2.F10" office:value-type="string">
            <text:p text:style-name="P79"/>
          </table:table-cell>
          <table:table-cell table:style-name="Tableau2.G10" office:value-type="string">
            <text:p text:style-name="P79"/>
          </table:table-cell>
        </table:table-row>
        <table:table-row>
          <table:table-cell table:style-name="Tableau2.A11" office:value-type="string">
            <text:p text:style-name="P79"/>
          </table:table-cell>
          <table:table-cell table:style-name="Tableau2.B11" office:value-type="string">
            <text:p text:style-name="P79"/>
          </table:table-cell>
          <table:table-cell table:style-name="Tableau2.C11" office:value-type="string">
            <text:p text:style-name="P79"/>
          </table:table-cell>
          <table:table-cell table:style-name="Tableau2.D11" office:value-type="string">
            <text:p text:style-name="P79"/>
          </table:table-cell>
          <table:table-cell table:style-name="Tableau2.E11" office:value-type="string">
            <text:p text:style-name="P79"/>
          </table:table-cell>
          <table:table-cell table:style-name="Tableau2.F11" office:value-type="string">
            <text:p text:style-name="P79"/>
          </table:table-cell>
          <table:table-cell table:style-name="Tableau2.G11" office:value-type="string">
            <text:p text:style-name="P79"/>
          </table:table-cell>
        </table:table-row>
      </table:table>
      <text:p text:style-name="P3"/>
      <text:p text:style-name="P2"/>
      <text:p text:style-name="P2"/>
      <text:p text:style-name="P2"/>
      <text:p text:style-name="P53">Développement</text:p>
      <text:p text:style-name="P2"/>
      <text:p text:style-name="P43">‘’ <text:span text:style-name="T22">Quelque soit la manière de coder, si le code est lisible et cohérent la maintenance sera plus facile.</text:span>’’</text:p>
      <text:p text:style-name="P2"/>
      <text:p text:style-name="P30"><text:a xlink:type="simple" xlink:href="#Index" text:style-name="Internet_20_link" text:visited-style-name="Visited_20_Internet_20_Link">Convention</text:a><text:bookmark text:name="Convention"/></text:p>
      <text:p text:style-name="P2"/>
      <text:p text:style-name="P87">- <text:span text:style-name="T1">Les fichiers POST gèrent la validité des données du formulaire.</text:span></text:p>
      <text:p text:style-name="P86">- Les class gèrent le traitement PHP.</text:p>
      <text:p text:style-name="P86"/>
      <text:p text:style-name="P86">- <text:span text:style-name="T18">Nomage</text:span></text:p>
      <text:list xml:id="list193302227" text:style-name="L1">
        <text:list-item>
          <text:p text:style-name="P155">Variable : D’une manière génerale le nom se compose de 2 mots CamelCase et doit être compréhensible de suite</text:p>
          <text:list>
            <text:list-item>
              <text:p text:style-name="P160">mot provenant du d<text:span text:style-name="T19">i</text:span>ctionnaire informatique pour comprendre l’action</text:p>
            </text:list-item>
            <text:list-item>
              <text:p text:style-name="P162">mot provenant du dictionnaire de l’application pour comprendre le but<text:line-break/></text:p>
            </text:list-item>
          </text:list>
        </text:list-item>
        <text:list-item>
          <text:p text:style-name="P156">Base de donnée</text:p>
          <text:list>
            <text:list-item>
              <text:p text:style-name="P161">Table : Chaque nom de table donne un préfixe (en principe les trois premières lettres)</text:p>
            </text:list-item>
            <text:list-item>
              <text:p text:style-name="P161">Champ : Chaque champ est composé du préfixe de la table et du nom du champ relié par _ pre_champ<text:line-break/></text:p>
            </text:list-item>
          </text:list>
        </text:list-item>
        <text:list-item>
          <text:p text:style-name="P159">Balise HTML</text:p>
          <text:list>
            <text:list-item>
              <text:p text:style-name="P161">Correspond à la sémantique du code</text:p>
            </text:list-item>
            <text:list-item>
              <text:p text:style-name="P161">ID/Propriétés correspond au nom du champ de la base de donnée.<text:line-break/></text:p>
            </text:list-item>
            <text:list-item>
              <text:p text:style-name="P159">PHP</text:p>
              <text:list>
                <text:list-item>
                  <text:p text:style-name="P161">Lors du traitement en PHP, le nom récupéré et transformé en camelCase pre_champ devient preChamp. Ainsi le nom est compris (table et champ) et les données traités en PHP.</text:p>
                </text:list-item>
              </text:list>
            </text:list-item>
          </text:list>
        </text:list-item>
      </text:list>
      <text:p text:style-name="P88"/>
      <text:p text:style-name="P89">- <text:span text:style-name="T20">Commentaire</text:span></text:p>
      <text:list xml:id="list2126543203" text:style-name="L2">
        <text:list-header>
          <text:p text:style-name="P157">Un minimum pour ne pas encombrer le code (le code doit se lire par lui même) et trop d’information tue l’information.</text:p>
        </text:list-header>
        <text:list-item>
          <text:p text:style-name="P99">Principale<text:span text:style-name="T21">ment</text:span> pour isoler des blocs</text:p>
        </text:list-item>
        <text:list-item>
          <text:p text:style-name="P99">Apporter un rappel précis</text:p>
        </text:list-item>
      </text:list>
      <text:p text:style-name="P2"/>
      <text:p text:style-name="P2"/>
      <text:p text:style-name="P31"><text:a xlink:type="simple" xlink:href="#Index" text:style-name="Internet_20_link" text:visited-style-name="Visited_20_Internet_20_Link">Exception</text:a><text:bookmark text:name="Exception"/></text:p>
      <text:p text:style-name="P90">- <text:span text:style-name="T20">Les exceptions gèrent les probèmes généré par l’application propre pour la maintenance du site.</text:span></text:p>
      <text:p text:style-name="P91">- <text:span text:style-name="T20">La $_SESSION[‘message’] gère les problèmes généré par le visiteur (mauvaise saisie d’un formulaire…) et lui renvoie un message pour lui signaler.</text:span></text:p>
      <text:p text:style-name="P2"/>
      <text:p text:style-name="P2"><text:tab/>- <text:span text:style-name="T21">Bibliothèque des exceptions</text:span></text:p>
      <text:p text:style-name="P92">Chaque exception, en plus de son message succint, possède un code <text:span text:style-name="T33">[X]</text:span> qui donne plus de précision. Lorsqu’un pirate provoque une exception le code ne lui trasmet pas d’informations détaillés qui lui permettrait de lever l’exception.</text:p>
      <text:list xml:id="list4281879319" text:style-name="L3">
        <text:list-item>
          <text:p text:style-name="P158">[1] - champ vide dans le fichier connexinPost.php</text:p>
        </text:list-item>
      </text:list>
      <text:p text:style-name="P2"/>
      <text:p text:style-name="P2"/>
      <text:p text:style-name="P2"/>
      <text:p text:style-name="P32"><text:a xlink:type="simple" xlink:href="#Index" text:style-name="Internet_20_link" text:visited-style-name="Visited_20_Internet_20_Link">Sécurité</text:a><text:bookmark text:name="sécurité"/></text:p>
      <text:p text:style-name="P2"/>
      <text:p text:style-name="P49">Une vigilance de tous les jours et une connaissance <text:span text:style-name="T50">jamais suffisante</text:span></text:p>
      <text:p text:style-name="P2"/>
      <text:list xml:id="list4029072167" text:style-name="L4">
        <text:list-item>
          <text:p text:style-name="P101">Tous les champs d’un formulaire sont traités contre lles failles XSS avec htmlspecialchars() dés l’appel au fichiers de traitements.<text:line-break/>De plus on supprime les retours chariots <text:span text:style-name="T23">en les remplaçants par un espace dans la chaîne</text:span></text:p>
          <text:list>
            <text:list-item>
              <text:p text:style-name="P103">Ce qui donne $string = str_replace(array("\n","\r",PHP_EOL),'',htmlspecialchars($_POST['champ']));<text:line-break/></text:p>
            </text:list-item>
          </text:list>
        </text:list-item>
        <text:list-item>
          <text:p text:style-name="P101">Utilisation systématique des requètes préparés pour la requète du formulaire pour eviter les injections SQL<text:line-break/></text:p>
        </text:list-item>
        <text:list-item>
          <text:p text:style-name="P101">Utilisation d’un jeton pour chaque formulaire</text:p>
          <text:list>
            <text:list-item>
              <text:p text:style-name="P101">Le jeton est crypté</text:p>
            </text:list-item>
            <text:list-item>
              <text:p text:style-name="P101">Transmis à une varaible SESSION et au formulaire dans un champ caché</text:p>
            </text:list-item>
            <text:list-item>
              <text:p text:style-name="P102"><text:soft-page-break/>Lors du traitement <text:span text:style-name="T47">du formulaire (POST)</text:span> comparaison des 2 jetons.</text:p>
            </text:list-item>
            <text:list-item>
              <text:p text:style-name="P102"><text:s/><text:span text:style-name="T47">La valeur du jeton est modifié dans le POST</text:span></text:p>
            </text:list-item>
            <text:list-item>
              <text:p text:style-name="P102"><text:span text:style-name="T47">Le jeton est vérifier dans la fichier de destination.</text:span><text:line-break/></text:p>
            </text:list-item>
          </text:list>
          <text:p text:style-name="P101"/>
        </text:list-item>
        <text:list-item>
          <text:p text:style-name="P103">Ralentir le processus de traitement du formulaire de connexion</text:p>
          <text:list>
            <text:list-item>
              <text:p text:style-name="P103">sleep(1) ;<text:line-break/></text:p>
            </text:list-item>
          </text:list>
        </text:list-item>
        <text:list-item>
          <text:p text:style-name="P100"><text:span text:style-name="Source_20_Text"><text:span text:style-name="T26">Captcha sur le formulaire de connexion </text:span></text:span><text:span text:style-name="Source_20_Text"><text:span text:style-name="T27">et de contact</text:span></text:span><text:span text:style-name="Source_20_Text"><text:span text:style-name="T26"><text:line-break/></text:span></text:span></text:p>
        </text:list-item>
        <text:list-item>
          <text:p text:style-name="P100"><text:span text:style-name="Source_20_Text"><text:span text:style-name="T26">Controle du mot de passe, 6 caractères minimum avec l’emploi des majuscules, minuscules et chiffres.<text:line-break/></text:span></text:span></text:p>
        </text:list-item>
        <text:list-item>
          <text:p text:style-name="P104">Hashage du mot de passe avec password_hash et ses valeurs par défault. Les valeurs par défaults sont mises à jour automatiquement lors de la mise à jour de PHP.</text:p>
        </text:list-item>
      </text:list>
      <text:p text:style-name="P44"/>
      <text:p text:style-name="P46">A faire</text:p>
      <text:list xml:id="list239073833" text:style-name="L5">
        <text:list-item>
          <text:p text:style-name="P110"><text:span text:style-name="Source_20_Text"><text:span text:style-name="T26">Eviter le vol de sessions en créant un cookie et une SESSION « cookie » et le comparer. Valeur qui évolue au fil de sa navigation&gt; si différent la session est destroy et renvoyer à la case départ sans recevoir les 20 000,00 Euros.<text:line-break/></text:span></text:span></text:p>
          <text:p text:style-name="P110"><text:span text:style-name="Source_20_Text"><text:span text:style-name="T26">$duree = 60*20; // 20 minutes</text:span></text:span></text:p>
          <text:p text:style-name="P111"><text:span text:style-name="Source_20_Text"><text:span text:style-name="T26">$pie = session_id().microtime().rand(0,99999999);</text:span></text:span></text:p>
          <text:p text:style-name="P111"><text:span text:style-name="Source_20_Text"><text:span text:style-name="T29">$</text:span></text:span><text:span text:style-name="Source_20_Text"><text:span text:style-name="T26">pie = hash('sha256', $pie);</text:span></text:span></text:p>
          <text:p text:style-name="P111"><text:span text:style-name="Source_20_Text"><text:span text:style-name="T26">setcookie('vol', $pie, time()+ $duree, null, null, false, true);</text:span></text:span></text:p>
          <text:p text:style-name="P111"><text:span text:style-name="Source_20_Text"><text:span text:style-name="T26">$_SESSION['migration'] = $pie;<text:line-break/></text:span></text:span></text:p>
          <text:p text:style-name="P111"><text:span text:style-name="Source_20_Text"><text:span text:style-name="T26"><text:s/>include "../class/connexionManager.php";</text:span></text:span></text:p>
          <text:p text:style-name="P111"><text:span text:style-name="Source_20_Text"><text:span text:style-name="T26">$transhumance = new ConnexionManager($bdd, $pubEtcId, $pubPrenom, $pubNom, $pubDenId, $pubPseudo, $utmNom, $dnsNom, $pwdMot, $_COOKIE['vol'], $_SESSION['migration'], $idPub);</text:span></text:span></text:p>
          <text:p text:style-name="P111"><text:span text:style-name="Source_20_Text"><text:span text:style-name="T26">$transhumance-&gt;migration($_COOKIE['vol'], $_SESSION['migration']);</text:span></text:span></text:p>
        </text:list-item>
      </text:list>
      <text:p text:style-name="P44"/>
      <text:p text:style-name="P44"/>
      <text:p text:style-name="P45">A étudier</text:p>
      <text:list xml:id="list221833833082824" text:continue-list="list4029072167" text:style-name="L4">
        <text:list-item text:start-value="1">
          <text:p text:style-name="P101">Vérifier la provennace du formulaire avec HTTP_REFERER. Méthode à étudier car non pertinentes<text:span text:style-name="T23"><text:line-break/></text:span></text:p>
        </text:list-item>
        <text:list-item>
          <text:p text:style-name="P100"><text:span text:style-name="T25">Bannir les adresses IP qui essaye de se connecter au site et échoue trop souvent<text:line-break/></text:span><text:span text:style-name="Source_20_Text"><text:span text:style-name="T24">$ip = $_SERVER['REMOTE_ADDR']; </text:span></text:span><text:span text:style-name="Source_20_Text"><text:span text:style-name="T25">récupération de l’adresse IP</text:span></text:span><text:span text:style-name="Source_20_Text"><text:span text:style-name="T24"><text:line-break/>$req = $bdd-&gt;prepare('INSERT INTO connexion(ip) VALUES(:ip)');$req-&gt;execute(array('ip' =&gt; $ip)); </text:span></text:span><text:span text:style-name="Source_20_Text"><text:span text:style-name="T25">Enregistrement de l’adresse IP<text:line-break/></text:span></text:span><text:span text:style-name="Source_20_Text"><text:span text:style-name="T24">$recherche = $bdd-&gt;prepare('SELECT * FROM connexion WHERE ip = ?');$recherche-&gt;execute(array($ip));$count = $recherche→rowCount();Recherche</text:span></text:span><text:span text:style-name="Source_20_Text"><text:span text:style-name="T25"> le nombre de fois que l’adresse IP a essyé de se connecter<text:line-break/></text:span></text:span></text:p>
        </text:list-item>
      </text:list>
      <text:p text:style-name="P44"/>
      <text:p text:style-name="P44"/>
      <text:p text:style-name="P2"/>
      <text:p text:style-name="P2"/>
      <text:p text:style-name="P2"/>
      <text:p text:style-name="P2"/>
      <text:p text:style-name="P2"/>
      <text:p text:style-name="P54">Titre</text:p>
      <text:p text:style-name="P34"><text:a xlink:type="simple" xlink:href="#Dictionnaire" text:style-name="Internet_20_link" text:visited-style-name="Visited_20_Internet_20_Link">Dictionnaire</text:a></text:p>
      <text:p text:style-name="P2"/>
      <text:p text:style-name="P9"><text:span text:style-name="T2">Descriptif / </text:span><text:span text:style-name="T6">fonctionnalités</text:span></text:p>
      <text:p text:style-name="P2"/>
      <text:p text:style-name="P2"/>
      <text:p text:style-name="P18">Maquette</text:p>
      <text:p text:style-name="P2"/>
      <text:p text:style-name="P2"/>
      <text:p text:style-name="P21">Charte graphique</text:p>
      <text:p text:style-name="P2"/>
      <text:p text:style-name="P2"/>
      <text:p text:style-name="P2"/>
      <text:p text:style-name="P8"><text:span text:style-name="T3">B</text:span><text:span text:style-name="T4">alise</text:span></text:p>
      <text:p text:style-name="P2"/>
      <text:p text:style-name="P2"/>
      <text:p text:style-name="P24">Liens</text:p>
      <text:p text:style-name="P2"/>
      <text:p text:style-name="P2"/>
      <text:p text:style-name="P18">Dépendance</text:p>
      <text:p text:style-name="P2"/>
      <text:p text:style-name="P2"/>
      <text:p text:style-name="P27">Exception</text:p>
      <text:p text:style-name="P2"/>
      <text:p text:style-name="P2"/>
      <text:p text:style-name="P2"/>
      <text:p text:style-name="P18">Base de donnée</text:p>
      <text:p text:style-name="P2"/>
      <text:p text:style-name="P2"/>
      <text:p text:style-name="P21">Balise mé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5"><text:a xlink:type="simple" xlink:href="#Index" text:style-name="Internet_20_link" text:visited-style-name="Visited_20_Internet_20_Link">Accueil</text:a><text:bookmark text:name="Accueil"/> – <text:span text:style-name="T39">index.php</text:span></text:p>
      <text:p text:style-name="P35"><text:a xlink:type="simple" xlink:href="#Dictionnaire" text:style-name="Internet_20_link" text:visited-style-name="Visited_20_Internet_20_Link">Dictionnaire</text:a></text:p>
      <text:p text:style-name="P6"/>
      <text:p text:style-name="P47">Reste à faire :</text:p>
      <text:list xml:id="list2481874726" text:style-name="L6">
        <text:list-item>
          <text:p text:style-name="P112">Le javascript pour estomper la légende de l’ancienne photo au survol de celle-ci.</text:p>
        </text:list-item>
      </text:list>
      <text:p text:style-name="P6"/>
      <text:p text:style-name="P10"><text:span text:style-name="T2">Descriptif / </text:span><text:span text:style-name="T6">fonctionnalités</text:span></text:p>
      <text:p text:style-name="P96">La page d’accueil présente une diapo ancienne et son homologue en fond d’écran.</text:p>
      <text:p text:style-name="P93">En 1<text:span text:style-name="T37">er</text:span> le script vérifie si le cookie existe sur le poste client.</text:p>
      <text:p text:style-name="P94">Au survol la diapo ancienne s’estompe</text:p>
      <text:p text:style-name="P95">Elle se compose de :</text:p>
      <text:list xml:id="list2323337362" text:style-name="L7">
        <text:list-item>
          <text:p text:style-name="P163">Un bandeau cookie pour pour avertir le visiteur. Lorsque le visiteur valide, un cookie d’enregistrement s’enregistre sur son ordinateur et le bandeau s’efface.</text:p>
        </text:list-item>
        <text:list-item>
          <text:p text:style-name="P164">le menu sur la gauche qui s’affiche au survol de la souris. <text:span text:style-name="T38">En cliquant sur l’icone choisi, la fenêtre modal s’ouvre. Choix du menu</text:span></text:p>
          <text:list>
            <text:list-item>
              <text:list>
                <text:list-item>
                  <text:p text:style-name="P166">Projet local <text:span text:style-name="T36">(pour le moment cela dirige vers l’inscription)</text:span></text:p>
                </text:list-item>
                <text:list-item>
                  <text:p text:style-name="P167">contact</text:p>
                </text:list-item>
                <text:list-item>
                  <text:p text:style-name="P167">A propos</text:p>
                </text:list-item>
                <text:list-item>
                  <text:p text:style-name="P168">Choix de la langue (La langue choisie est transmise par l’action l’URL → $_GET[‘’].</text:p>
                </text:list-item>
              </text:list>
            </text:list-item>
          </text:list>
        </text:list-item>
        <text:list-item>
          <text:p text:style-name="P164">Le header qui contient l’image du titre</text:p>
        </text:list-item>
        <text:list-item>
          <text:p text:style-name="P164">Les deux photos encadrées dans une balise figure et accompagné de leurs légendes</text:p>
        </text:list-item>
        <text:list-item>
          <text:p text:style-name="P165">Le footer qui est le slogan du site</text:p>
        </text:list-item>
      </text:list>
      <text:p text:style-name="P6"/>
      <text:p text:style-name="P19">Maquette</text:p>
      <text:p text:style-name="P6"><draw:g text:anchor-type="paragraph" draw:z-index="1" draw:style-name="gr24"><draw:custom-shape draw:name="Forme1" draw:style-name="gr25" draw:text-style-name="P178" svg:width="17.278cm" svg:height="13.689cm" svg:x="0.82cm" svg:y="0.319cm"><text:p/><draw:enhanced-geometry svg:viewBox="0 0 21600 21600" draw:mirror-horizontal="false" draw:mirror-vertical="false" draw:type="rectangle" draw:enhanced-path="M 0 0 L 21600 0 21600 21600 0 21600 0 0 Z N"/></draw:custom-shape><draw:g draw:style-name="gr26"><draw:custom-shape draw:name="Forme3" draw:style-name="gr27" draw:text-style-name="P174" svg:width="1.444cm" svg:height="8.66cm" svg:x="1.224cm" svg:y="2.661cm"><text:p/><draw:enhanced-geometry svg:viewBox="0 0 21600 21600" draw:type="rectangle" draw:enhanced-path="M 0 0 L 21600 0 21600 21600 0 21600 0 0 Z N"/></draw:custom-shape><draw:frame draw:name="Forme4" draw:style-name="gr28" draw:text-style-name="P173" svg:width="1.036cm" svg:height="0.579cm" svg:x="1.418cm" svg:y="3.087cm"><draw:text-box><text:p>Nav</text:p></draw:text-box></draw:frame><draw:custom-shape draw:name="Forme5" draw:style-name="gr29" draw:text-style-name="P179" svg:width="0.65cm" svg:height="0.53cm" svg:x="1.54cm" svg:y="3.665cm"><text:p/><draw:enhanced-geometry svg:viewBox="0 0 21600 21600" draw:type="rectangle" draw:enhanced-path="M 0 0 L 21600 0 21600 21600 0 21600 0 0 Z N"/></draw:custom-shape><draw:custom-shape draw:name="Forme5" draw:style-name="gr30" draw:text-style-name="P180" svg:width="0.65cm" svg:height="0.53cm" svg:x="1.612cm" svg:y="6.48cm"><text:p/><draw:enhanced-geometry svg:viewBox="0 0 21600 21600" draw:type="rectangle" draw:enhanced-path="M 0 0 L 21600 0 21600 21600 0 21600 0 0 Z N"/></draw:custom-shape><draw:custom-shape draw:name="Forme5" draw:style-name="gr30" draw:text-style-name="P180" svg:width="0.65cm" svg:height="0.53cm" svg:x="1.563cm" svg:y="5.782cm"><text:p/><draw:enhanced-geometry svg:viewBox="0 0 21600 21600" draw:type="rectangle" draw:enhanced-path="M 0 0 L 21600 0 21600 21600 0 21600 0 0 Z N"/></draw:custom-shape><draw:custom-shape draw:name="Forme5" draw:style-name="gr30" draw:text-style-name="P180" svg:width="0.65cm" svg:height="0.53cm" svg:x="1.563cm" svg:y="5.06cm"><text:p/><draw:enhanced-geometry svg:viewBox="0 0 21600 21600" draw:type="rectangle" draw:enhanced-path="M 0 0 L 21600 0 21600 21600 0 21600 0 0 Z N"/></draw:custom-shape><draw:custom-shape draw:name="Forme5" draw:style-name="gr30" draw:text-style-name="P180" svg:width="0.65cm" svg:height="0.53cm" svg:x="1.563cm" svg:y="4.387cm"><text:p/><draw:enhanced-geometry svg:viewBox="0 0 21600 21600" draw:type="rectangle" draw:enhanced-path="M 0 0 L 21600 0 21600 21600 0 21600 0 0 Z N"/></draw:custom-shape></draw:g><draw:g draw:style-name="gr26"><draw:custom-shape draw:name="Forme8" draw:style-name="gr31" draw:text-style-name="P181" svg:width="9.767cm" svg:height="1.131cm" svg:x="5.868cm" svg:y="3.247cm"><text:p/><draw:enhanced-geometry svg:viewBox="0 0 21600 21600" draw:type="rectangle" draw:enhanced-path="M 0 0 L 21600 0 21600 21600 0 21600 0 0 Z N"/></draw:custom-shape><draw:frame draw:name="Forme11" draw:style-name="gr32" draw:text-style-name="P173" svg:width="2.334cm" svg:height="0.627cm" svg:x="6.999cm" svg:y="3.439cm"><draw:text-box><text:p>header</text:p></draw:text-box></draw:frame></draw:g><draw:g draw:style-name="gr26"><draw:custom-shape draw:name="Forme14" draw:style-name="gr33" draw:text-style-name="P182" svg:width="10.752cm" svg:height="1.227cm" svg:x="5.283cm" svg:y="11.546cm"><text:p/><draw:enhanced-geometry svg:viewBox="0 0 21600 21600" draw:type="rectangle" draw:enhanced-path="M 0 0 L 21600 0 21600 21600 0 21600 0 0 Z N"/></draw:custom-shape><draw:frame draw:name="Forme15" draw:style-name="gr34" draw:text-style-name="P173" svg:width="1.973cm" svg:height="0.698cm" svg:x="5.715cm" svg:y="11.691cm"><draw:text-box><text:p>footer</text:p></draw:text-box></draw:frame></draw:g><draw:custom-shape draw:name="Forme2" draw:style-name="gr35" draw:text-style-name="P183" svg:width="12.251cm" svg:height="10.849cm" svg:x="4.392cm" svg:y="2.392cm"><text:p/><draw:enhanced-geometry svg:viewBox="0 0 21600 21600" draw:type="rectangle" draw:enhanced-path="M 0 0 L 21600 0 21600 21600 0 21600 0 0 Z N"/></draw:custom-shape><draw:g draw:style-name="gr26"><draw:g draw:style-name="gr26"><draw:custom-shape draw:name="Forme2" draw:style-name="gr36" draw:text-style-name="P172" svg:width="11.351cm" svg:height="6.589cm" svg:x="4.868cm" svg:y="4.667cm"><text:p/><draw:enhanced-geometry svg:viewBox="0 0 21600 21600" draw:type="rectangle" draw:enhanced-path="M 0 0 L 21600 0 21600 21600 0 21600 0 0 Z N"/></draw:custom-shape><draw:frame draw:name="Forme3" draw:style-name="gr37" draw:text-style-name="P173" svg:width="2.117cm" svg:height="1.138cm" svg:x="5.053cm" svg:y="5.074cm"><draw:text-box><text:p>figure</text:p></draw:text-box></draw:frame></draw:g><draw:g draw:style-name="gr26"><draw:custom-shape draw:name="Forme9" draw:style-name="gr38" draw:text-style-name="P184" svg:width="9.813cm" svg:height="4.596cm" svg:x="5.436cm" svg:y="6.212cm"><text:p/><draw:enhanced-geometry svg:viewBox="0 0 21600 21600" draw:type="rectangle" draw:enhanced-path="M 0 0 L 21600 0 21600 21600 0 21600 0 0 Z N"/></draw:custom-shape><draw:frame draw:name="Forme10" draw:style-name="gr39" draw:text-style-name="P173" svg:width="4.04cm" svg:height="0.567cm" svg:x="10.536cm" svg:y="10.061cm"><draw:text-box><text:p>Figure - Homologue</text:p></draw:text-box></draw:frame><draw:custom-shape draw:name="Forme12" draw:style-name="gr40" draw:text-style-name="P185" svg:width="2.719cm" svg:height="0.53cm" svg:x="6.11cm" svg:y="10.013cm"><text:p/><draw:enhanced-geometry svg:viewBox="0 0 21600 21600" draw:type="rectangle" draw:enhanced-path="M 0 0 L 21600 0 21600 21600 0 21600 0 0 Z N"/></draw:custom-shape><draw:frame draw:name="Forme13" draw:style-name="gr41" draw:text-style-name="P173" svg:width="2.117cm" svg:height="0.53cm" svg:x="6.519cm" svg:y="10.013cm"><draw:text-box><text:p>Figcaption</text:p></draw:text-box></draw:frame></draw:g><draw:g draw:style-name="gr26"><draw:custom-shape draw:name="Forme9" draw:style-name="gr42" draw:text-style-name="P186" svg:width="9.813cm" svg:height="4.596cm" svg:x="6.064cm" svg:y="4.937cm"><text:p/><draw:enhanced-geometry svg:viewBox="0 0 21600 21600" draw:type="rectangle" draw:enhanced-path="M 0 0 L 21600 0 21600 21600 0 21600 0 0 Z N"/></draw:custom-shape><draw:frame draw:name="Forme10" draw:style-name="gr43" draw:text-style-name="P173" svg:width="2.791cm" svg:height="0.976cm" svg:x="6.376cm" svg:y="5.131cm"><draw:text-box><text:p>Figure - Photo ancienne</text:p></draw:text-box></draw:frame><draw:g draw:style-name="gr26"><draw:custom-shape draw:name="Forme12" draw:style-name="gr40" draw:text-style-name="P185" svg:width="2.719cm" svg:height="0.53cm" svg:x="6.401cm" svg:y="8.715cm"><text:p/><draw:enhanced-geometry svg:viewBox="0 0 21600 21600" draw:type="rectangle" draw:enhanced-path="M 0 0 L 21600 0 21600 21600 0 21600 0 0 Z N"/></draw:custom-shape><draw:frame draw:name="Forme13" draw:style-name="gr41" draw:text-style-name="P173" svg:width="1.997cm" svg:height="0.53cm" svg:x="6.793cm" svg:y="8.715cm"><draw:text-box><text:p>Figcaption</text:p></draw:text-box></draw:frame></draw:g></draw:g></draw:g><draw:frame draw:name="Forme3" draw:style-name="gr44" draw:text-style-name="P173" svg:width="1.721cm" svg:height="0.715cm" svg:x="4.683cm" svg:y="2.533cm"><draw:text-box><text:p>section</text:p></draw:text-box></draw:frame><draw:g draw:style-name="gr26"><draw:custom-shape draw:name="Forme2" draw:style-name="gr45" draw:text-style-name="P187" svg:width="12.198cm" svg:height="1.271cm" svg:x="4.471cm" svg:y="0.698cm"><text:p/><draw:enhanced-geometry svg:viewBox="0 0 21600 21600" draw:type="rectangle" draw:enhanced-path="M 0 0 L 21600 0 21600 21600 0 21600 0 0 Z N"/></draw:custom-shape><draw:frame draw:name="Forme3" draw:style-name="gr46" draw:text-style-name="P173" svg:width="2.435cm" svg:height="0.927cm" svg:x="4.709cm" svg:y="0.857cm"><draw:text-box><text:p>Cookie</text:p></draw:text-box></draw:frame></draw:g><draw:g draw:style-name="gr26"><draw:custom-shape draw:name="Forme2" draw:style-name="gr47" draw:text-style-name="P188" svg:width="1.138cm" svg:height="6.774cm" svg:x="2.857cm" svg:y="2.603cm"><text:p/><draw:enhanced-geometry svg:viewBox="0 0 21600 21600" draw:type="rectangle" draw:enhanced-path="M 0 0 L 21600 0 21600 21600 0 21600 0 0 Z N"/></draw:custom-shape><draw:frame draw:name="Forme3" draw:style-name="gr48" draw:text-style-name="P173" svg:width="0.689cm" svg:height="2.805cm" svg:x="3.122cm" svg:y="2.921cm"><draw:text-box><text:p>M</text:p><text:p>O</text:p><text:p>D</text:p><text:p>A</text:p><text:p>L</text:p><text:p/></draw:text-box></draw:frame></draw:g></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Charte graphique</text:p>
      <text:list xml:id="list4187246733" text:style-name="L8">
        <text:list-item>
          <text:p text:style-name="P105">Fond d’écran</text:p>
          <text:list>
            <text:list-item>
              <text:p text:style-name="P106"><text:span text:style-name="T40"><text:s/>en dégradé vers le haut et à droite : </text:span><text:span text:style-name="T42">background : linear-gradient(#1a0000, #4d0000);</text:span></text:p>
            </text:list-item>
            <text:list-item>
              <text:p text:style-name="P107"><text:soft-page-break/><text:span text:style-name="T40">U</text:span>ni, <text:span text:style-name="T42">backgrou</text:span><text:span text:style-name="T41">nd : #363638 </text:span><text:span text:style-name="T43">ou #414856</text:span><text:span text:style-name="T41"> ;</text:span></text:p>
            </text:list-item>
          </text:list>
          <text:p text:style-name="P113"/>
        </text:list-item>
        <text:list-item>
          <text:p text:style-name="P105">Titre – sous Inkscape Texte – Police Close to you – taille 72 – Couleur #d3bc5f – Filtres ombres et lueurs dedans dehors – Chemin Objet en chemin – Exporter au format PNG</text:p>
          <text:p text:style-name="P105"/>
        </text:list-item>
        <text:list-item>
          <text:p text:style-name="P108">Légende – Sous Inkscape texte _ police Close to you – Taille 32 – Couleur <text:span text:style-name="T40">#d3bc5f </text:span>(prendre la virgule pour faire un accent sur le e de passé).</text:p>
          <text:p text:style-name="P108"/>
        </text:list-item>
        <text:list-item>
          <text:p text:style-name="P109">Icone menu 32px.</text:p>
        </text:list-item>
      </text:list>
      <text:p text:style-name="P6"/>
      <text:p text:style-name="P6"/>
      <text:p text:style-name="P10"><text:span text:style-name="T3">B</text:span><text:span text:style-name="T4">alise</text:span></text:p>
      <text:list xml:id="list1713455076" text:style-name="L9">
        <text:list-item>
          <text:p text:style-name="P114">&lt;body&gt;</text:p>
          <text:list>
            <text:list-item>
              <text:p text:style-name="P114">&lt;div id=’cookie’&gt; &lt;/div&gt;</text:p>
            </text:list-item>
            <text:list-item>
              <text:p text:style-name="P114">&lt;div id=’modal’&gt; &lt;/div&gt;</text:p>
            </text:list-item>
            <text:list-item>
              <text:p text:style-name="P114">&lt;nav&gt;&lt;/nav&gt;</text:p>
            </text:list-item>
            <text:list-item>
              <text:p text:style-name="P114">&lt;section&gt;</text:p>
              <text:list>
                <text:list-item>
                  <text:p text:style-name="P114">&lt;header&gt;&lt;/header&gt;</text:p>
                </text:list-item>
                <text:list-item>
                  <text:p text:style-name="P114">&lt;figure&gt; &lt;ing <text:span text:style-name="T22">&gt;&lt;figcaption&gt;&lt;</text:span><text:span text:style-name="T44">figcaption&gt;&lt;/figure&gt;</text:span></text:p>
                </text:list-item>
                <text:list-item>
                  <text:p text:style-name="P115">&lt;footer&gt;&lt;/footer&gt;</text:p>
                </text:list-item>
              </text:list>
            </text:list-item>
            <text:list-item>
              <text:p text:style-name="P116">&lt;/section&gt;</text:p>
            </text:list-item>
          </text:list>
        </text:list-item>
      </text:list>
      <text:p text:style-name="P6"/>
      <text:p text:style-name="P25">Liens</text:p>
      <text:p text:style-name="P48"><text:tab/>accueil local – contact – A propos</text:p>
      <text:p text:style-name="P6"/>
      <text:p text:style-name="P19">Dépendance</text:p>
      <text:list xml:id="list3044350326" text:style-name="L10">
        <text:list-item>
          <text:p text:style-name="P117">Feuille de style</text:p>
          <text:list>
            <text:list-item>
              <text:p text:style-name="P117">style/reset.css</text:p>
            </text:list-item>
            <text:list-item>
              <text:p text:style-name="P117">style/styleDiapo.css</text:p>
            </text:list-item>
          </text:list>
        </text:list-item>
        <text:list-item>
          <text:p text:style-name="P117">Include</text:p>
          <text:list>
            <text:list-item>
              <text:p text:style-name="P117"/>
            </text:list-item>
          </text:list>
        </text:list-item>
        <text:list-item>
          <text:p text:style-name="P118">traitement PHP – <text:span text:style-name="T46">POST</text:span></text:p>
          <text:list>
            <text:list-item>
              <text:p text:style-name="P119"><text:span text:style-name="T46">post</text:span><text:span text:style-name="T45">creationCookiePost.php</text:span></text:p>
            </text:list-item>
          </text:list>
        </text:list-item>
      </text:list>
      <text:p text:style-name="P6"/>
      <text:p text:style-name="P28">Exception</text:p>
      <text:p text:style-name="P6"/>
      <text:p text:style-name="P6"/>
      <text:p text:style-name="P6"/>
      <text:p text:style-name="P19">Base de donnée</text:p>
      <text:p text:style-name="P6"/>
      <text:p text:style-name="P6"/>
      <text:p text:style-name="P22">Balise méta</text:p>
      <text:p text:style-name="P6"/>
      <text:p text:style-name="P6"/>
      <text:p text:style-name="P6"/>
      <text:p text:style-name="P6"/>
      <text:p text:style-name="P6"/>
      <text:p text:style-name="P2"/>
      <text:p text:style-name="P56"><text:a xlink:type="simple" xlink:href="#Index" text:style-name="Internet_20_link" text:visited-style-name="Visited_20_Internet_20_Link">Forum</text:a><text:bookmark text:name="Forum"/></text:p>
      <text:p text:style-name="P36"><text:a xlink:type="simple" xlink:href="#Dictionnaire" text:style-name="Internet_20_link" text:visited-style-name="Visited_20_Internet_20_Link">Dictionnaire</text:a></text:p>
      <text:p text:style-name="P7"/>
      <text:p text:style-name="P11"><text:span text:style-name="T2">Descriptif / </text:span><text:span text:style-name="T6">fonctionnalités</text:span></text:p>
      <text:p text:style-name="P60">Le forum est accsessibles par tout le monde en simple lecture.</text:p>
      <text:p text:style-name="P64">Les personnes inscrites en tant que membre, <text:span text:style-name="T48">rédacteur et administrateur</text:span> peuvent participer aux échanges</text:p>
      <text:p text:style-name="P64"/>
      <text:p text:style-name="P64">Pour le rédacteurs et administrateur un menu est à leur disposition pour la gestion du site.</text:p>
      <text:p text:style-name="P64"/>
      <text:p text:style-name="P65">Le forum est prévu pour de courtes discussions sur du vécu. Il est simple, austère de sorte que les messages soient plus importants que le forum.</text:p>
      <text:p text:style-name="P65"/>
      <text:p text:style-name="P65">Un sujet peu-être généraliste ou affecté a un thème, un lieu ou une diapo. Lorsqu’un sujet concerne une diapo, une icône le signale sur le diaporama et le sujet peut-être affiché en même temps que la diapo. Dans le forum, une miniature de la diapo est affichée.</text:p>
      <text:p text:style-name="P65"/>
      <text:p text:style-name="P65">Dans la page d’accueil du forum, la liste des sujets sont <text:span text:style-name="T49">par date, une sélection par lieu ou par thème peut-être réalisé.<text:line-break/>On sélectionne un sujet en cliquant dessus pour le lire ou y participer.</text:span></text:p>
      <text:p text:style-name="P65"/>
      <text:p text:style-name="P66">Lorsque un sujet est sélectionné, la discussion s’affiche avec la date et l’auteur du billet. Une liste déroulante, toujours apparente, permet de sélectionner un autre sujet.</text:p>
      <text:p text:style-name="P7"/>
      <text:p text:style-name="P20">Maquette</text:p>
      <text:p text:style-name="P7"><text:tab/><text:span text:style-name="T49">Accueil forum</text:span></text:p>
      <text:p text:style-name="P7"><draw:custom-shape text:anchor-type="paragraph" draw:z-index="2" draw:name="Forme1" draw:style-name="gr49" svg:width="13.422cm" svg:height="13.089cm" svg:x="2.669cm" svg:y="0.344cm"><text:p/><draw:enhanced-geometry svg:viewBox="0 0 21600 21600" draw:type="rectangle" draw:enhanced-path="M 0 0 L 21600 0 21600 21600 0 21600 0 0 Z N"/></draw:custom-shape></text:p>
      <text:p text:style-name="P7"><draw:g text:anchor-type="paragraph" draw:z-index="6" draw:style-name="gr1"><draw:custom-shape draw:name="Forme2" draw:style-name="gr22" draw:text-style-name="P177" svg:width="11.595cm" svg:height="1.444cm" svg:x="3.706cm" svg:y="0.138cm"><text:p/><draw:enhanced-geometry svg:viewBox="0 0 21600 21600" draw:type="rectangle" draw:enhanced-path="M 0 0 L 21600 0 21600 21600 0 21600 0 0 Z N"/></draw:custom-shape><draw:frame draw:name="Forme3" draw:style-name="gr23" draw:text-style-name="P173" svg:width="1.726cm" svg:height="0.675cm" svg:x="8.541cm" svg:y="0.524cm"><draw:text-box><text:p>Titre</text:p></draw:text-box></draw:frame></draw:g></text:p>
      <text:p text:style-name="P7"/>
      <text:p text:style-name="P7"/>
      <text:p text:style-name="P7"/>
      <text:p text:style-name="P7"><draw:g text:anchor-type="paragraph" draw:z-index="3" draw:style-name="gr1"><draw:custom-shape draw:name="Forme4" draw:style-name="gr50" draw:text-style-name="P169" svg:width="11.93cm" svg:height="0.978cm" svg:x="3.3cm" svg:y="0.0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3" draw:style-name="gr51" draw:text-style-name="P189" svg:width="3.209cm" svg:height="0.429cm" svg:x="3.692cm" svg:y="0.434cm"><draw:text-box><text:p text:style-name="P170"><text:span text:style-name="T55">Menu autoriser</text:span></text:p></draw:text-box></draw:frame></draw:g></text:p>
      <text:p text:style-name="P7"/>
      <text:p text:style-name="P7"/>
      <text:p text:style-name="P7"><draw:g text:anchor-type="paragraph" draw:z-index="4" draw:style-name="gr1"><draw:custom-shape draw:name="Forme4" draw:style-name="gr52" draw:text-style-name="P174" svg:width="9.526cm" svg:height="0.817cm" svg:x="3.346cm" svg:y="0.02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0" draw:text-style-name="P173" svg:width="7.688cm" svg:height="0.867cm" svg:x="4.344cm" svg:y="0.226cm"><draw:text-box><text:p>Menu génerale</text:p></draw:text-box></draw:frame></draw:g></text:p>
      <text:p text:style-name="P7"/>
      <text:p text:style-name="P7"/>
      <text:p text:style-name="P7"><draw:g text:anchor-type="paragraph" draw:z-index="5" draw:style-name="gr1"><draw:custom-shape draw:name="Forme4" draw:style-name="gr53" draw:text-style-name="P175" svg:width="8.397cm" svg:height="3.647cm" svg:x="4.643cm" svg:y="0.196cm"><text:p/><draw:enhanced-geometry svg:viewBox="0 0 21600 21600" draw:type="rectangle" draw:enhanced-path="M 0 0 L 21600 0 21600 21600 0 21600 0 0 Z N"/></draw:custom-shape><draw:frame draw:name="Forme5" draw:style-name="gr54" draw:text-style-name="P173" svg:width="4.92cm" svg:height="2.156cm" svg:x="6.384cm" svg:y="1.238cm"><draw:text-box><text:p>Liste des billets</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3">Charte graphique</text:p>
      <text:p text:style-name="P7"/>
      <text:p text:style-name="P7"/>
      <text:p text:style-name="P7"/>
      <text:p text:style-name="P11"><text:span text:style-name="T3">B</text:span><text:span text:style-name="T4">alise</text:span></text:p>
      <text:p text:style-name="P7"/>
      <text:p text:style-name="P7"/>
      <text:p text:style-name="P26">Liens</text:p>
      <text:p text:style-name="P7"/>
      <text:p text:style-name="P7"/>
      <text:p text:style-name="P20">Dépendance</text:p>
      <text:list xml:id="list2355821275" text:style-name="L11">
        <text:list-item>
          <text:p text:style-name="P120">Style/stylePage.css</text:p>
        </text:list-item>
        <text:list-item>
          <text:p text:style-name="P121">include <text:s/><text:span text:style-name="T53">include</text:span>/fin.php</text:p>
        </text:list-item>
        <text:list-item>
          <text:p text:style-name="P121">include <text:span text:style-name="T52">linclude/l</text:span>angageInclude.php</text:p>
        </text:list-item>
        <text:list-item>
          <text:p text:style-name="P121">include class/connectionBDD.php</text:p>
        </text:list-item>
        <text:list-item>
          <text:p text:style-name="P121">include class/menuRedacteur.php</text:p>
        </text:list-item>
        <text:list-item>
          <text:p text:style-name="P121"/>
        </text:list-item>
      </text:list>
      <text:p text:style-name="P7"/>
      <text:p text:style-name="P7"/>
      <text:p text:style-name="P29">Exception</text:p>
      <text:p text:style-name="P7"/>
      <text:p text:style-name="P7"/>
      <text:p text:style-name="P7"/>
      <text:p text:style-name="P20">Base de donnée</text:p>
      <text:p text:style-name="P7"/>
      <text:p text:style-name="P7"/>
      <text:p text:style-name="P23">Balise mé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7"><text:a xlink:type="simple" xlink:href="#Index" text:style-name="Internet_20_link" text:visited-style-name="Visited_20_Internet_20_Link">Connexion</text:a><text:bookmark text:name="Connexion"/></text:p>
      <text:p text:style-name="P50">Reste à faire :</text:p>
      <text:p text:style-name="P97">Comprendre pourquoi la $user→new ConnexionManager $user→UserConnexion() ne fonctionne pas. Pour le moment les lignes sont en commentaires et remplacés par la méthode procédurale. Pourtant c’est le même schéma que pour les thèmes, les lieux…</text:p>
      <text:p text:style-name="P98"/>
      <text:p text:style-name="P98"/>
      <text:p text:style-name="P34"><text:a xlink:type="simple" xlink:href="#Dictionnaire" text:style-name="Internet_20_link" text:visited-style-name="Visited_20_Internet_20_Link"><text:span text:style-name="T51"/></text:a></text:p>
      <text:p text:style-name="P34"><text:a xlink:type="simple" xlink:href="#Dictionnaire" text:style-name="Internet_20_link" text:visited-style-name="Visited_20_Internet_20_Link">Dictionnaire</text:a></text:p>
      <text:p text:style-name="P3"/>
      <text:p text:style-name="P9"><text:span text:style-name="T2">Descriptif / </text:span><text:span text:style-name="T6">fonctionnalités</text:span></text:p>
      <text:p text:style-name="P59">La page connexion permet de se connecter à son compte ou de s’inscrire pour devenir membre.</text:p>
      <text:p text:style-name="P61">Le formulaire d’inscription est simplifié pour ne pas rebuter le visiteur à devenir membre. Le formulaire d’inscription par un rédacteur ou l’administrateur est beaucoup plus complet. La modification du profil d’un membre s’effectue via le formulaire d’inscription du rédacteur/admiistrateur.</text:p>
      <text:p text:style-name="P62"/>
      <text:p text:style-name="P62">Le titre sera soit l’image titre ou alors un tete écrit</text:p>
      <text:p text:style-name="P63"/>
      <text:list xml:id="list3236581986" text:style-name="L12">
        <text:list-item>
          <text:p text:style-name="P122">Connection</text:p>
          <text:list>
            <text:list-item>
              <text:p text:style-name="P122">Le fichier Post vérifie les données</text:p>
              <text:list>
                <text:list-item>
                  <text:p text:style-name="P123">Traite <text:span text:style-name="T14">des failles xss</text:span></text:p>
                </text:list-item>
                <text:list-item>
                  <text:p text:style-name="P122">Vérifie si le pseudo existe</text:p>
                </text:list-item>
                <text:list-item>
                  <text:p text:style-name="P122">Vérifie que le mot de passe correspond au pseudo</text:p>
                </text:list-item>
              </text:list>
            </text:list-item>
            <text:list-item>
              <text:p text:style-name="P122">La classe <text:span text:style-name="T14">t</text:span>raite les infos</text:p>
              <text:list>
                <text:list-item>
                  <text:p text:style-name="P122">Connecte la personne</text:p>
                </text:list-item>
                <text:list-item>
                  <text:p text:style-name="P122">Lui attribut sa qualité</text:p>
                </text:list-item>
                <text:list-item>
                  <text:p text:style-name="P122">Déclenche l’antivol de session</text:p>
                </text:list-item>
                <text:list-item>
                  <text:p text:style-name="P122">Dirige vers la page d’accueil du forum</text:p>
                </text:list-item>
              </text:list>
            </text:list-item>
          </text:list>
        </text:list-item>
      </text:list>
      <text:p text:style-name="P42"/>
      <text:list xml:id="list221834108670578" text:continue-numbering="true" text:style-name="L12">
        <text:list-item>
          <text:p text:style-name="P122">Inscription</text:p>
          <text:list>
            <text:list-item>
              <text:p text:style-name="P124">Le fichier POST vérifie les données</text:p>
              <text:list>
                <text:list-item>
                  <text:p text:style-name="P124">Traite des <text:span text:style-name="T32">failles xss</text:span></text:p>
                </text:list-item>
                <text:list-item>
                  <text:p text:style-name="P124">Vérifie la présence du nom, pseudo, email et MdP.</text:p>
                </text:list-item>
                <text:list-item>
                  <text:p text:style-name="P124">Vérifie que le pseudo, l’email et le MdP soient unique</text:p>
                </text:list-item>
                <text:list-item>
                  <text:p text:style-name="P125">vérifie que l’email est bien une adresse Email et <text:span text:style-name="T32">q</text:span>ue le mot de passe comporte 6 caractères avec majuscules, minuscules et chiffres.</text:p>
                </text:list-item>
                <text:list-item>
                  <text:p text:style-name="P124">Vérifie que le MdP 2 correspond au MdP 1</text:p>
                </text:list-item>
                <text:list-item>
                  <text:p text:style-name="P124">Vérifie que réglementation est égal à on.</text:p>
                </text:list-item>
              </text:list>
            </text:list-item>
            <text:list-item>
              <text:p text:style-name="P124">La classe traite les infos</text:p>
              <text:list>
                <text:list-item>
                  <text:p text:style-name="P129">Hashe le mot de passe <text:span text:style-name="T15">et l’enregistre dans la table mot de passe</text:span></text:p>
                </text:list-item>
                <text:list-item>
                  <text:p text:style-name="P130">Enregistre les infos dans la table Publics dans les champs correspondant <text:span text:style-name="T15">à la date du jour,</text:span></text:p>
                </text:list-item>
                <text:list-item>
                  <text:p text:style-name="P126">Enregistre la qualité par défaut (membre) dans la table évolution à la date du jour et un commentaire par défaut (inscription automatique).</text:p>
                </text:list-item>
                <text:list-item>
                  <text:p text:style-name="P134">Si le DNS n’existe pas, il l’enregistre.</text:p>
                </text:list-item>
                <text:list-item>
                  <text:p text:style-name="P130"><text:span text:style-name="T15">Dirige vers la page d’accueil du forum.</text:span>Fermer la p<text:span text:style-name="T35">a</text:span>ge<text:line-break/></text:p>
                </text:list-item>
              </text:list>
            </text:list-item>
          </text:list>
        </text:list-item>
        <text:list-item>
          <text:p text:style-name="P128">retour à la page index du site</text:p>
        </text:list-item>
      </text:list>
      <text:p text:style-name="P5"/>
      <text:p text:style-name="P5"/>
      <text:p text:style-name="P5"/>
      <text:p text:style-name="P51">18/03 modification du code pour récupérer l’ID du dernier inscrits. Je ne le récupère plus à partir du dernier ID de la base de donnée, mais du pseudo (je me suis apperçu lors de l’enregistrement de plusieurs personnes à la suite, le traitement d’enregistrement du publics était long et que PHP passait au suivant avant que le premier <text:span text:style-name="T54">soit</text:span> complètement fini. Donc le dernier ID n’était pas le dernier enregistrement mais l’avant dernier.</text:p>
      <text:p text:style-name="P51"/>
      <text:p text:style-name="P5"/>
      <text:p text:style-name="P41"/>
      <text:p text:style-name="P41"/>
      <text:p text:style-name="P41"/>
      <text:p text:style-name="P41"/>
      <text:p text:style-name="P41"/>
      <text:p text:style-name="P41"/>
      <text:p text:style-name="P41"><text:soft-page-break/></text:p>
      <text:p text:style-name="P41"/>
      <text:p text:style-name="P41"/>
      <text:p text:style-name="P41"/>
      <text:p text:style-name="P18">Maquette</text:p>
      <text:p text:style-name="P3"><draw:g text:anchor-type="paragraph" draw:z-index="0" draw:style-name="gr1"><draw:custom-shape draw:name="Forme1" draw:style-name="gr2" svg:width="13.422cm" svg:height="13.089cm" svg:x="2.669cm" svg:y="0.344cm"><text:p/><draw:enhanced-geometry svg:viewBox="0 0 21600 21600" draw:type="rectangle" draw:enhanced-path="M 0 0 L 21600 0 21600 21600 0 21600 0 0 Z N"/></draw:custom-shape><draw:g draw:style-name="gr3"><draw:custom-shape draw:name="Forme4" draw:style-name="gr4" draw:text-style-name="P169" svg:width="2.744cm" svg:height="1.648cm" svg:x="7.745cm" svg:y="6.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3" draw:style-name="gr5" draw:text-style-name="P171" svg:width="2.165cm" svg:height="1.107cm" svg:x="8.01cm" svg:y="6.899cm"><draw:text-box><text:p text:style-name="P170">Fermer la page</text:p></draw:text-box></draw:frame></draw:g><draw:g draw:style-name="gr3"><draw:custom-shape draw:name="Forme2" draw:style-name="gr6" draw:text-style-name="P172" svg:width="4.089cm" svg:height="5.919cm" svg:x="3.274cm" svg:y="3.614cm"><text:p/><draw:enhanced-geometry svg:viewBox="0 0 21600 21600" draw:mirror-horizontal="false" draw:mirror-vertical="false" draw:type="rectangle" draw:enhanced-path="M 0 0 L 21600 0 21600 21600 0 21600 0 0 Z N"/></draw:custom-shape><draw:frame draw:name="Forme3" draw:style-name="gr7" draw:text-style-name="P173" svg:width="1.468cm" svg:height="0.627cm" svg:x="4.862cm" svg:y="3.953cm"><draw:text-box><text:p>Inscrits</text:p></draw:text-box></draw:frame><draw:g draw:style-name="gr3"><draw:custom-shape draw:name="Forme4" draw:style-name="gr8" draw:text-style-name="P174" svg:width="2.744cm" svg:height="0.817cm" svg:x="3.925cm" svg:y="4.7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5" draw:style-name="gr9" draw:text-style-name="P173" svg:width="1.516cm" svg:height="0.602cm" svg:x="4.599cm" svg:y="4.916cm"><draw:text-box><text:p>Pseudo</text:p></draw:text-box></draw:frame></draw:g><draw:g draw:style-name="gr3"><draw:custom-shape draw:name="Forme4" draw:style-name="gr8" draw:text-style-name="P174" svg:width="2.744cm" svg:height="0.817cm" svg:x="3.803cm" svg:y="5.74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0" draw:text-style-name="P173" svg:width="2.214cm" svg:height="0.867cm" svg:x="4.091cm" svg:y="5.95cm"><draw:text-box><text:p>Mot de passe</text:p></draw:text-box></draw:frame></draw:g><draw:g draw:style-name="gr3"><draw:custom-shape draw:name="Forme4" draw:style-name="gr11" draw:text-style-name="P169" svg:width="2.744cm" svg:height="0.817cm" svg:x="3.876cm" svg:y="8.18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7" draw:style-name="gr12" draw:text-style-name="P173" svg:width="2.19cm" svg:height="0.578cm" svg:x="4.165cm" svg:y="8.424cm"><draw:text-box><text:p>Se connecter</text:p></draw:text-box></draw:frame></draw:g><draw:g draw:style-name="gr3"><draw:custom-shape draw:name="Forme4" draw:style-name="gr13" draw:text-style-name="P175" svg:width="3.49cm" svg:height="1.179cm" svg:x="3.584cm" svg:y="6.743cm"><text:p/><draw:enhanced-geometry svg:viewBox="0 0 21600 21600" draw:type="rectangle" draw:enhanced-path="M 0 0 L 21600 0 21600 21600 0 21600 0 0 Z N"/></draw:custom-shape><draw:frame draw:name="Forme5" draw:style-name="gr14" draw:text-style-name="P173" svg:width="2.045cm" svg:height="0.698cm" svg:x="4.308cm" svg:y="7.08cm"><draw:text-box><text:p>CAPTCHA</text:p></draw:text-box></draw:frame></draw:g></draw:g><draw:g draw:style-name="gr3"><draw:custom-shape draw:name="Forme2" draw:style-name="gr15" draw:text-style-name="P172" svg:width="4.739cm" svg:height="10.727cm" svg:x="10.779cm" svg:y="2.341cm"><text:p/><draw:enhanced-geometry svg:viewBox="0 0 21600 21600" draw:type="rectangle" draw:enhanced-path="M 0 0 L 21600 0 21600 21600 0 21600 0 0 Z N"/></draw:custom-shape><draw:custom-shape draw:name="Forme4" draw:style-name="gr8" draw:text-style-name="P174" svg:width="2.744cm" svg:height="0.817cm" svg:x="11.79cm" svg:y="4.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name="Forme4" draw:style-name="gr8" draw:text-style-name="P174" svg:width="2.744cm" svg:height="0.817cm" svg:x="11.788cm" svg:y="3.16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3" draw:style-name="gr16" draw:text-style-name="P173" svg:width="1.444cm" svg:height="0.77cm" svg:x="12.365cm" svg:y="3.212cm"><draw:text-box><text:p>Prenom</text:p></draw:text-box></draw:frame></draw:g><draw:frame draw:name="Forme3" draw:style-name="gr9" draw:text-style-name="P173" svg:width="1.059cm" svg:height="0.602cm" svg:x="12.584cm" svg:y="4.265cm"><draw:text-box><text:p>Nom</text:p></draw:text-box></draw:frame><draw:g draw:style-name="gr3"><draw:custom-shape draw:name="Forme4" draw:style-name="gr8" draw:text-style-name="P174" svg:width="2.744cm" svg:height="0.817cm" svg:x="11.741cm" svg:y="5.1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5" draw:style-name="gr17" draw:text-style-name="P173" svg:width="1.396cm" svg:height="0.699cm" svg:x="12.414cm" svg:y="5.278cm"><draw:text-box><text:p>Pseudo</text:p></draw:text-box></draw:frame></draw:g><draw:g draw:style-name="gr3"><draw:custom-shape draw:name="Forme4" draw:style-name="gr8" draw:text-style-name="P174" svg:width="2.744cm" svg:height="0.817cm" svg:x="11.741cm" svg:y="6.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5" draw:style-name="gr18" draw:text-style-name="P173" svg:width="1.276cm" svg:height="0.579cm" svg:x="12.462cm" svg:y="6.357cm"><draw:text-box><text:p>Email</text:p></draw:text-box></draw:frame></draw:g><draw:g draw:style-name="gr3"><draw:custom-shape draw:name="Forme4" draw:style-name="gr8" draw:text-style-name="P174" svg:width="2.744cm" svg:height="0.817cm" svg:x="11.741cm" svg:y="7.2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5" draw:style-name="gr7" draw:text-style-name="P173" svg:width="1.348cm" svg:height="0.627cm" svg:x="12.437cm" svg:y="7.442cm"><draw:text-box><text:p>M d P</text:p></draw:text-box></draw:frame></draw:g><draw:g draw:style-name="gr3"><draw:custom-shape draw:name="Forme4" draw:style-name="gr8" draw:text-style-name="P174" svg:width="2.744cm" svg:height="0.817cm" svg:x="11.741cm" svg:y="8.3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5" draw:style-name="gr7" draw:text-style-name="P173" svg:width="1.348cm" svg:height="0.627cm" svg:x="12.437cm" svg:y="8.523cm"><draw:text-box><text:p>M d P</text:p></draw:text-box></draw:frame></draw:g><draw:g draw:style-name="gr3"><draw:custom-shape draw:name="Forme4" draw:style-name="gr19" draw:text-style-name="P169" svg:width="2.744cm" svg:height="0.766cm" svg:x="11.788cm" svg:y="11.8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5" draw:style-name="gr20" draw:text-style-name="P173" svg:width="1.756cm" svg:height="0.65cm" svg:x="12.319cm" svg:y="11.982cm"><draw:text-box><text:p>S’inscrire</text:p></draw:text-box></draw:frame></draw:g><draw:frame draw:name="Forme5" draw:style-name="gr20" draw:text-style-name="P173" svg:width="1.781cm" svg:height="0.65cm" svg:x="12.317cm" svg:y="2.341cm"><draw:text-box><text:p>Inscription</text:p></draw:text-box></draw:frame><draw:g draw:style-name="gr3"><draw:custom-shape draw:name="Forme4" draw:style-name="gr13" draw:text-style-name="P175" svg:width="3.49cm" svg:height="1.179cm" svg:x="11.404cm" svg:y="10.469cm"><text:p/><draw:enhanced-geometry svg:viewBox="0 0 21600 21600" draw:type="rectangle" draw:enhanced-path="M 0 0 L 21600 0 21600 21600 0 21600 0 0 Z N"/></draw:custom-shape><draw:frame draw:name="Forme5" draw:style-name="gr14" draw:text-style-name="P173" svg:width="2.045cm" svg:height="0.698cm" svg:x="12.127cm" svg:y="10.806cm"><draw:text-box><text:p>CAPTCHA</text:p></draw:text-box></draw:frame></draw:g><draw:custom-shape draw:name="Forme6" draw:style-name="gr21" draw:text-style-name="P176" svg:width="0.987cm" svg:height="0.675cm" svg:x="12.557cm" svg:y="9.6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e7" draw:style-name="gr20" draw:text-style-name="P173" svg:width="2.043cm" svg:height="0.65cm" svg:x="12.102cm" svg:y="9.689cm"><draw:text-box><text:p>Acceptation</text:p></draw:text-box></draw:frame></draw:g><draw:g draw:style-name="gr3"><draw:custom-shape draw:name="Forme2" draw:style-name="gr22" draw:text-style-name="P177" svg:width="11.595cm" svg:height="1.444cm" svg:x="3.706cm" svg:y="0.684cm"><text:p/><draw:enhanced-geometry svg:viewBox="0 0 21600 21600" draw:type="rectangle" draw:enhanced-path="M 0 0 L 21600 0 21600 21600 0 21600 0 0 Z N"/></draw:custom-shape><draw:frame draw:name="Forme3" draw:style-name="gr23" draw:text-style-name="P173" svg:width="1.726cm" svg:height="0.675cm" svg:x="8.541cm" svg:y="1.069cm"><draw:text-box><text:p>Titre</text:p></draw:text-box></draw:frame></draw:g></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Charte graphique</text:p>
      <text:p text:style-name="P3"/>
      <text:p text:style-name="P3"/>
      <text:p text:style-name="P33"/>
      <text:p text:style-name="P8"><text:span text:style-name="T3">B</text:span><text:span text:style-name="T4">alise</text:span></text:p>
      <text:p text:style-name="P58">Les balises sont les balises pour une présentation ‘’ classique’’ du CSS et un premier jet. Dans l’avenir la page sera réalisée avec la technique des flexboxs.</text:p>
      <text:list xml:id="list1510089383" text:style-name="L13">
        <text:list-item>
          <text:p text:style-name="P131">&lt;header&gt;</text:p>
          <text:list>
            <text:list-item>
              <text:p text:style-name="P135">&lt;h1&gt;&lt;/h1&gt;</text:p>
            </text:list-item>
            <text:list-item>
              <text:p text:style-name="P135">&lt;p&gt;&lt;/p&gt;</text:p>
            </text:list-item>
          </text:list>
        </text:list-item>
        <text:list-item>
          <text:p text:style-name="P131">&lt;/header&gt;</text:p>
        </text:list-item>
        <text:list-item>
          <text:p text:style-name="P132">&lt;section&gt;</text:p>
          <text:list>
            <text:list-item>
              <text:p text:style-name="P132">&lt;table&gt;</text:p>
              <text:list>
                <text:list-item>
                  <text:p text:style-name="P132">&lt;tr&gt;</text:p>
                  <text:list>
                    <text:list-item>
                      <text:p text:style-name="P132">&lt;td&gt;&lt;form&gt;&lt;fieldset&gt;</text:p>
                      <text:list>
                        <text:list-item>
                          <text:p text:style-name="P132">&lt;legend&gt;&lt;/legend&gt;</text:p>
                        </text:list-item>
                        <text:list-item>
                          <text:p text:style-name="P132">&lt;p&gt;&lt;input /&gt;&lt;/p&gt;</text:p>
                        </text:list-item>
                      </text:list>
                    </text:list-item>
                    <text:list-item>
                      <text:p text:style-name="P132">&lt;/td&gt;&lt;/form&gt;&lt;/fieldset&gt;</text:p>
                    </text:list-item>
                    <text:list-item>
                      <text:p text:style-name="P136">&lt;td&gt;</text:p>
                      <text:list>
                        <text:list-item>
                          <text:p text:style-name="P136">&lt;p&gt;&lt;a&gt;&lt;/a&gt;&lt;/p&gt;</text:p>
                        </text:list-item>
                      </text:list>
                    </text:list-item>
                    <text:list-item>
                      <text:p text:style-name="P136">&lt;/td&gt;</text:p>
                    </text:list-item>
                    <text:list-item>
                      <text:p text:style-name="P133">&lt;td&gt;&lt;form&gt;&lt;fieldset&gt;</text:p>
                      <text:list>
                        <text:list-item>
                          <text:p text:style-name="P133"><text:soft-page-break/>&lt;legend&gt;&lt;/legend&gt;</text:p>
                        </text:list-item>
                        <text:list-item>
                          <text:p text:style-name="P133">&lt;p&gt;&lt;input /&gt;&lt;/p&gt;</text:p>
                        </text:list-item>
                      </text:list>
                    </text:list-item>
                    <text:list-item>
                      <text:p text:style-name="P133">&lt;/td&gt;&lt;/form&gt;&lt;/fieldset&gt;</text:p>
                    </text:list-item>
                  </text:list>
                </text:list-item>
                <text:list-item>
                  <text:p text:style-name="P136">&lt;/tr&gt;</text:p>
                </text:list-item>
              </text:list>
            </text:list-item>
            <text:list-item>
              <text:p text:style-name="P136">&lt;/table&gt;</text:p>
            </text:list-item>
          </text:list>
        </text:list-item>
        <text:list-item>
          <text:p text:style-name="P136">&lt;/section&gt;</text:p>
        </text:list-item>
      </text:list>
      <text:p text:style-name="P40"/>
      <text:p text:style-name="P3"/>
      <text:p text:style-name="P24">Liens</text:p>
      <text:list xml:id="list1805916050" text:style-name="L14">
        <text:list-item>
          <text:p text:style-name="P137">Vers la page accueil du site : index.php</text:p>
        </text:list-item>
      </text:list>
      <text:p text:style-name="P3"/>
      <text:p text:style-name="P18">Dépendance</text:p>
      <text:list xml:id="list3000098463" text:style-name="L15">
        <text:list-item>
          <text:p text:style-name="P138">../post/ConnexionPost.html</text:p>
        </text:list-item>
        <text:list-item>
          <text:p text:style-name="P138">../class/Connexion<text:span text:style-name="T31">Manager</text:span>.html</text:p>
        </text:list-item>
        <text:list-item>
          <text:p text:style-name="P138">../<text:span text:style-name="T17">class/connectionBDD</text:span></text:p>
        </text:list-item>
        <text:list-item>
          <text:p text:style-name="P138">../<text:span text:style-name="T16">style/styleContact.css</text:span></text:p>
        </text:list-item>
        <text:list-item>
          <text:p text:style-name="P138">../<text:span text:style-name="T17">langue/fr.php</text:span></text:p>
        </text:list-item>
      </text:list>
      <text:p text:style-name="P3"/>
      <text:p text:style-name="P27">Exception</text:p>
      <text:p text:style-name="P3"/>
      <text:p text:style-name="P3"/>
      <text:p text:style-name="P3"/>
      <text:p text:style-name="P18">Base de donnée</text:p>
      <text:list xml:id="list2961354387" text:style-name="L16">
        <text:list-item>
          <text:p text:style-name="P127">Table publics A_006</text:p>
          <text:list>
            <text:list-item>
              <text:p text:style-name="P127">pub_nom 01</text:p>
            </text:list-item>
            <text:list-item>
              <text:p text:style-name="P127">pub_prenom 02</text:p>
            </text:list-item>
            <text:list-item>
              <text:p text:style-name="P127">pub_speudo 04</text:p>
            </text:list-item>
            <text:list-item>
              <text:p text:style-name="P127">pub_date 03</text:p>
            </text:list-item>
          </text:list>
        </text:list-item>
        <text:list-item>
          <text:p text:style-name="P127">Table Password A_010</text:p>
          <text:list>
            <text:list-item>
              <text:p text:style-name="P127">pwd_mot 02</text:p>
            </text:list-item>
            <text:list-item>
              <text:p text:style-name="P127">pwd_pub_id 03</text:p>
            </text:list-item>
            <text:list-item>
              <text:p text:style-name="P127">pwd_date 04</text:p>
            </text:list-item>
          </text:list>
        </text:list-item>
        <text:list-item>
          <text:p text:style-name="P139">Table Evolution A_009</text:p>
          <text:list>
            <text:list-item>
              <text:p text:style-name="P139">evo_pub_id 02</text:p>
            </text:list-item>
            <text:list-item>
              <text:p text:style-name="P139">evo_qua_id 03</text:p>
            </text:list-item>
            <text:list-item>
              <text:p text:style-name="P139">evo-date 04</text:p>
            </text:list-item>
            <text:list-item>
              <text:p text:style-name="P139">evo_commentaire 05</text:p>
            </text:list-item>
          </text:list>
        </text:list-item>
      </text:list>
      <text:p text:style-name="P3"/>
      <text:p text:style-name="P21">Balise méta</text:p>
      <text:p text:style-name="P3"/>
      <text:p text:style-name="P52"><text:a xlink:type="simple" xlink:href="#Index" text:style-name="Internet_20_link" text:visited-style-name="Visited_20_Internet_20_Link">Dictionnaire</text:a><text:bookmark text:name="Dictionnaire"/></text:p>
      <text:p text:style-name="P38"/>
      <text:p text:style-name="P38"/>
      <text:list xml:id="list260971268" text:style-name="L17">
        <text:list-item>
          <text:p text:style-name="P140">Commentaire : Un champ commentaire n’est jamais publié, il est réservé uniquement pour les rédacteurs et administrateurs</text:p>
        </text:list-item>
      </text:list>
      <text:p text:style-name="P38"/>
      <text:list xml:id="list528395835" text:style-name="L18">
        <text:list-item>
          <text:p text:style-name="P141">Description : Un champ description est un champ qui peut-être publié, alors que les champs commentaire ne sont accessibles uniquement pour le rédacteurs et administrateurs.</text:p>
        </text:list-item>
      </text:list>
      <text:p text:style-name="P38"/>
      <text:list xml:id="list4141093584" text:style-name="L19">
        <text:list-item>
          <text:p text:style-name="P142">Diapo : Une diapo est tout document qui est possible d’afficher sur internet (photo, PDF...)</text:p>
        </text:list-item>
      </text:list>
      <text:p text:style-name="P38"/>
      <text:p text:style-name="P39"/>
      <text:p text:style-name="P38"/>
      <text:list xml:id="list221832872907502" text:continue-numbering="true" text:style-name="L19">
        <text:list-item>
          <text:p text:style-name="P142">Homologue : Une diapo homologue est la diapo qui fait la comparaison avec la diapo ancienne.</text:p>
        </text:list-item>
      </text:list>
      <text:p text:style-name="P38"/>
      <text:p text:style-name="P38"/>
      <text:list xml:id="list645717061" text:style-name="L20">
        <text:list-item>
          <text:p text:style-name="P144">Lieu : Lieu-dit d’une ville. Cela permet de présenter un diaporama sur un lieu-dit</text:p>
        </text:list-item>
      </text:list>
      <text:p text:style-name="P38"/>
      <text:p text:style-name="P38"/>
      <text:list xml:id="list221834397052924" text:continue-numbering="true" text:style-name="L20">
        <text:list-item>
          <text:p text:style-name="P143">Ordre : L’ordre désigne le No de passage d’une diapo. Plusieurs diapos peuvent avoir le même No d’ordre, dans cecas là un No de rang indique l’ordre de passage. C’est le cas lorsque plusieurs diapos ont une seule homologue ou vice versa une diapo avec plusieurs homologues.</text:p>
        </text:list-item>
      </text:list>
      <text:p text:style-name="P38"/>
      <text:list xml:id="list221832349410533" text:continue-numbering="true" text:style-name="L20">
        <text:list-item>
          <text:p text:style-name="P145">Qualité : statut du publics entre Donateur, membre, rédacteur, administrateur, webmaster</text:p>
          <text:list>
            <text:list-item>
              <text:p text:style-name="P146">qualité membre:Participation au forum</text:p>
            </text:list-item>
            <text:list-item>
              <text:p text:style-name="P146">qualité redacteur : membre + gestion des photos <text:span text:style-name="T34">+ Gestion donateurs</text:span></text:p>
            </text:list-item>
            <text:list-item>
              <text:p text:style-name="P146">qualité administrateur : tous les droits</text:p>
            </text:list-item>
            <text:list-item>
              <text:p text:style-name="P146">qualité webmaster : droits de maintenance et veille technologique</text:p>
            </text:list-item>
          </text:list>
        </text:list-item>
      </text:list>
      <text:p text:style-name="P38"/>
      <text:list xml:id="list221834026084521" text:continue-numbering="true" text:style-name="L20">
        <text:list-item>
          <text:p text:style-name="P144"><text:span text:style-name="T11">T</text:span>hème : Sujet d’une diapo. Cela permet de présenter un diaporama sur un thème (sport, chasse, habitation, rue...)</text:p>
        </text:list-item>
      </text:list>
      <text:p text:style-name="P38"/>
      <text:p text:style-name="P38"/>
      <text:p text:style-name="P38"/>
      <text:list xml:id="list256607835" text:style-name="L21">
        <text:list-item>
          <text:p text:style-name="P148">Type : <text:span text:style-name="T12">le type de diapo est le style de fichier, il peut-être un pdf, une photo...</text:span></text:p>
        </text:list-item>
      </text:list>
      <text:p text:style-name="P38"/>
      <text:p text:style-name="P38"/>
      <text:list xml:id="list221832897303142" text:continue-numbering="true" text:style-name="L21">
        <text:list-item>
          <text:p text:style-name="P149">$_SESSION[‘disturb’] : jeton en lien avec ouf</text:p>
        </text:list-item>
        <text:list-item>
          <text:p text:style-name="P150">$_SESSION[‘message’] : indique un message transmis à l’utilisateur.</text:p>
        </text:list-item>
        <text:list-item>
          <text:p text:style-name="P151">$_SESSION[‘migration’] : indique la valeur du cookie de comparaison pour éviter le vol des sesisons</text:p>
        </text:list-item>
        <text:list-item>
          <text:p text:style-name="P149">$_SESSION[óuf’] : jeton en lien avec distrub</text:p>
        </text:list-item>
        <text:list-item>
          <text:p text:style-name="P150">$_SESSION[‘userPrenom’] : Indique le prénom de l’utilisateur</text:p>
        </text:list-item>
        <text:list-item>
          <text:p text:style-name="P150">$_SESSION[‘userPseudo’] : Indique le pseudo de l’utilisateur</text:p>
        </text:list-item>
      </text:list>
      <text:list xml:id="list3310454820" text:style-name="L22">
        <text:list-item>
          <text:p text:style-name="P152">$_SESSION[‘<text:span text:style-name="T30">userQ</text:span>ualite’] : <text:span text:style-name="T13">indique les droits d’utilisation de l’application</text:span></text:p>
          <text:list>
            <text:list-item>
              <text:p text:style-name="P147">qualité membre:Participation au forum</text:p>
            </text:list-item>
            <text:list-item>
              <text:p text:style-name="P147">qualité redacteur : membre + gestion des photos <text:span text:style-name="T34">+ Gestion donateurs</text:span></text:p>
            </text:list-item>
            <text:list-item>
              <text:p text:style-name="P147">qualité administrateur : tous les droits</text:p>
            </text:list-item>
            <text:list-item>
              <text:p text:style-name="P147">qualité webmaster : droits de maintenance et veille technologique</text:p>
            </text:list-item>
          </text:list>
        </text:list-item>
        <text:list-item>
          <text:p text:style-name="P153">$_SESSION[‘langue’] : Indique la langue de traduction</text:p>
        </text:list-item>
      </text:list>
      <text:p text:style-name="P37"/>
      <text:p text:style-name="P3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T1" style:family="text">
      <style:text-properties officeooo:rsid="001f1c15"/>
    </style:style>
    <style:page-layout style:name="Mpm1">
      <style:page-layout-properties fo:page-width="21.001cm" fo:page-height="29.7cm" style:num-format="1" style:print-orientation="portrait" fo:margin-top="1.155cm" fo:margin-bottom="1.053cm" fo:margin-left="1.034cm" fo:margin-right="1.5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Imagedutemps.org / Cahier des charges fonctionnalités - </text:span><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20:46:27.995000000</meta:creation-date>
    <dc:date>2018-06-08T22:18:31.809000000</dc:date>
    <meta:editing-duration>PT13H41M7S</meta:editing-duration>
    <meta:editing-cycles>24</meta:editing-cycles>
    <meta:generator>LibreOffice/6.0.1.1$Windows_x86 LibreOffice_project/60bfb1526849283ce2491346ed2aa51c465abfe6</meta:generator>
    <meta:document-statistic meta:table-count="4" meta:image-count="0" meta:object-count="0" meta:page-count="13" meta:paragraph-count="318" meta:word-count="2239" meta:character-count="13692" meta:non-whitespace-character-count="11881"/>
  </office:meta>
</office:document-meta>
</file>